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text-properties fo:font-weight="bold" fo:background-color="transparent" style:font-weight-asian="bold" style:font-weight-complex="bold"/>
    </style:style>
    <style:style style:name="P4" style:family="paragraph" style:parent-style-name="Standard">
      <style:paragraph-properties fo:text-align="justify" style:justify-single-word="false"/>
      <style:text-properties fo:font-weight="bold" fo:background-color="transparent" style:font-weight-asian="bold" style:font-weight-complex="bold"/>
    </style:style>
    <style:style style:name="P5" style:family="paragraph" style:parent-style-name="Standard">
      <style:paragraph-properties fo:text-align="justify" style:justify-single-word="false">
        <style:tab-stops>
          <style:tab-stop style:position="0.5in"/>
        </style:tab-stops>
      </style:paragraph-properties>
      <style:text-properties fo:font-weight="bold" fo:background-color="#ffffff" style:font-weight-asian="bold" style:font-weight-complex="bold"/>
    </style:style>
    <style:style style:name="P6" style:family="paragraph" style:parent-style-name="Standard">
      <style:paragraph-properties fo:text-align="justify" style:justify-single-word="false"/>
    </style:style>
    <style:style style:name="P7" style:family="paragraph" style:parent-style-name="Standard">
      <style:text-properties fo:background-color="#33cc66"/>
    </style:style>
    <style:style style:name="P8" style:family="paragraph" style:parent-style-name="Standard">
      <style:text-properties fo:font-weight="normal" style:font-weight-asian="normal" style:font-weight-complex="normal"/>
    </style:style>
    <style:style style:name="P9" style:family="paragraph" style:parent-style-name="Standard">
      <style:paragraph-properties fo:text-align="justify" style:justify-single-word="false">
        <style:tab-stops>
          <style:tab-stop style:position="0.5in"/>
        </style:tab-stops>
      </style:paragraph-properties>
      <style:text-properties fo:font-weight="normal" style:font-weight-asian="normal" style:font-weight-complex="normal"/>
    </style:style>
    <style:style style:name="P10" style:family="paragraph" style:parent-style-name="Standard">
      <style:text-properties fo:font-weight="normal" fo:background-color="#33cc66" style:font-weight-asian="normal" style:font-weight-complex="normal"/>
    </style:style>
    <style:style style:name="P11" style:family="paragraph" style:parent-style-name="Standard">
      <style:paragraph-properties fo:text-align="justify" style:justify-single-word="false">
        <style:tab-stops>
          <style:tab-stop style:position="0.5in"/>
        </style:tab-stops>
      </style:paragraph-properties>
      <style:text-properties fo:font-weight="normal" fo:background-color="#ffffff" style:font-weight-asian="normal" style:font-weight-complex="normal"/>
    </style:style>
    <style:style style:name="P12" style:family="paragraph" style:parent-style-name="Standard">
      <style:text-properties fo:background-color="#000080"/>
    </style:style>
    <style:style style:name="P13" style:family="paragraph" style:parent-style-name="Standard">
      <style:text-properties fo:background-color="#ffff00"/>
    </style:style>
    <style:style style:name="P14" style:family="paragraph" style:parent-style-name="Standard">
      <style:text-properties fo:background-color="#ffffff"/>
    </style:style>
    <style:style style:name="P15" style:family="paragraph" style:parent-style-name="Standard">
      <style:text-properties fo:background-color="#ff0000"/>
    </style:style>
    <style:style style:name="P16" style:family="paragraph" style:parent-style-name="Standard" style:master-page-name="Standard">
      <style:paragraph-properties style:page-number="auto"/>
      <style:text-properties fo:font-weight="bold" fo:background-color="transparent" style:font-weight-asian="bold" style:font-weight-complex="bold"/>
    </style:style>
    <style:style style:name="P17" style:family="paragraph" style:parent-style-name="Standard">
      <style:text-properties fo:background-color="#33cc66"/>
    </style:style>
    <style:style style:name="P18" style:family="paragraph" style:parent-style-name="Standard" style:list-style-name="WW8Num1">
      <style:paragraph-properties fo:text-align="justify" style:justify-single-word="false">
        <style:tab-stops>
          <style:tab-stop style:position="0.5in"/>
        </style:tab-stops>
      </style:paragraph-properties>
      <style:text-properties fo:background-color="#33cc66"/>
    </style:style>
    <style:style style:name="P19" style:family="paragraph" style:parent-style-name="Standard" style:list-style-name="WW8Num1">
      <style:paragraph-properties fo:text-align="justify" style:justify-single-word="false">
        <style:tab-stops>
          <style:tab-stop style:position="0.5in"/>
        </style:tab-stops>
      </style:paragraph-properties>
      <style:text-properties fo:background-color="#e6ff00"/>
    </style:style>
    <style:style style:name="P20" style:family="paragraph" style:parent-style-name="Standard" style:list-style-name="WW8Num1">
      <style:paragraph-properties fo:text-align="justify" style:justify-single-word="false">
        <style:tab-stops>
          <style:tab-stop style:position="0.5in"/>
        </style:tab-stops>
      </style:paragraph-properties>
      <style:text-properties fo:background-color="#ff0000"/>
    </style:style>
    <style:style style:name="P21" style:family="paragraph" style:parent-style-name="Standard" style:list-style-name="L1">
      <style:text-properties fo:background-color="#ff0000"/>
    </style:style>
    <style:style style:name="P22" style:family="paragraph" style:parent-style-name="Standard" style:list-style-name="L4">
      <style:text-properties fo:background-color="#ff0000"/>
    </style:style>
    <style:style style:name="P23" style:family="paragraph" style:parent-style-name="Standard" style:list-style-name="WW8Num1">
      <style:paragraph-properties fo:text-align="justify" style:justify-single-word="false">
        <style:tab-stops>
          <style:tab-stop style:position="0.5in"/>
        </style:tab-stops>
      </style:paragraph-properties>
      <style:text-properties fo:background-color="#ffffff"/>
    </style:style>
    <style:style style:name="P24" style:family="paragraph" style:parent-style-name="Standard" style:list-style-name="L2">
      <style:text-properties fo:font-weight="normal" fo:background-color="#ff0000" style:font-weight-asian="normal" style:font-weight-complex="normal"/>
    </style:style>
    <style:style style:name="P25" style:family="paragraph" style:parent-style-name="Standard" style:list-style-name="L3">
      <style:text-properties fo:font-weight="normal" fo:background-color="#ff0000" style:font-weight-asian="normal" style:font-weight-complex="normal"/>
    </style:style>
    <style:style style:name="P26" style:family="paragraph" style:parent-style-name="Standard" style:list-style-name="L6">
      <style:text-properties fo:font-weight="normal" style:font-weight-asian="normal" style:font-weight-complex="normal"/>
    </style:style>
    <style:style style:name="P27" style:family="paragraph" style:parent-style-name="Standard" style:list-style-name="L7">
      <style:text-properties fo:font-weight="normal" style:font-weight-asian="normal" style:font-weight-complex="normal"/>
    </style:style>
    <style:style style:name="P28" style:family="paragraph" style:parent-style-name="Standard" style:list-style-name="L8">
      <style:text-properties fo:font-weight="normal" style:font-weight-asian="normal" style:font-weight-complex="normal"/>
    </style:style>
    <style:style style:name="P29" style:family="paragraph" style:parent-style-name="Standard" style:list-style-name="L5">
      <style:text-properties fo:background-color="#ffff00"/>
    </style:style>
    <style:style style:name="P30" style:family="paragraph" style:parent-style-name="Standard" style:list-style-name="L7">
      <style:text-properties fo:font-style="italic" fo:font-weight="bold" style:font-style-asian="italic" style:font-weight-asian="bold" style:font-style-complex="italic" style:font-weight-complex="bold"/>
    </style:style>
    <style:style style:name="T1" style:family="text">
      <style:text-properties fo:font-weight="bold" fo:background-color="transparent" style:font-weight-asian="bold" style:font-weight-complex="bold"/>
    </style:style>
    <style:style style:name="T2" style:family="text">
      <style:text-properties fo:font-weight="bold" fo:background-color="#33cc66" style:font-weight-asian="bold" style:font-weight-complex="bold"/>
    </style:style>
    <style:style style:name="T3" style:family="text">
      <style:text-properties fo:font-weight="bold" fo:background-color="#ff0000" style:font-weight-asian="bold" style:font-weight-complex="bold"/>
    </style:style>
    <style:style style:name="T4" style:family="text">
      <style:text-properties fo:font-weight="bold" style:font-weight-asian="bold" style:font-weight-complex="bold"/>
    </style:style>
    <style:style style:name="T5" style:family="text">
      <style:text-properties fo:font-weight="bold" fo:background-color="#ffffff" style:font-weight-asian="bold" style:font-weight-complex="bold"/>
    </style:style>
    <style:style style:name="T6" style:family="text">
      <style:text-properties fo:font-weight="bold" fo:background-color="#ffff00" style:font-weight-asian="bold" style:font-weight-complex="bold"/>
    </style:style>
    <style:style style:name="T7" style:family="text">
      <style:text-properties fo:background-color="#33cc66"/>
    </style:style>
    <style:style style:name="T8" style:family="text">
      <style:text-properties style:text-underline-style="solid" style:text-underline-type="double" style:text-underline-width="auto" style:text-underline-color="font-color"/>
    </style:style>
    <style:style style:name="T9" style:family="text">
      <style:text-properties fo:background-color="#ffff00"/>
    </style:style>
    <style:style style:name="T10" style:family="text">
      <style:text-properties fo:font-style="italic" style:font-style-asian="italic" style:font-style-complex="italic"/>
    </style:style>
    <style:style style:name="T11" style:family="text">
      <style:text-properties fo:background-color="#ff0000"/>
    </style:style>
    <style:style style:name="T12" style:family="text">
      <style:text-properties fo:background-color="#ffffff"/>
    </style:style>
    <style:style style:name="T13" style:family="text">
      <style:text-properties style:text-underline-style="none"/>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s YANG ABNF Grammar </text:p>
      <text:p text:style-name="P3"/>
      <text:p text:style-name="P6">The version of the RFC specification used is Internet-Draft, January 12, 2009 (draft-ietf-netmod-yang-03.txt).</text:p>
      <text:p text:style-name="P4"/>
      <text:p text:style-name="P4">Notation:</text:p>
      <text:p text:style-name="P4"/>
      <text:p text:style-name="Standard"><text:span text:style-name="T2">DONE </text:span><text:span text:style-name="T1"><text:s text:c="2"/>- the rule <text:s/>is done;</text:span></text:p>
      <text:p text:style-name="Standard"><text:span text:style-name="T3">ISSUES_OR_NOT_IMPLEMENTED</text:span><text:span text:style-name="T1"> - come back to that rule later</text:span></text:p>
      <text:p text:style-name="P12"><text:span text:style-name="T4">TITLES –</text:span><text:span text:style-name="T5"> titles</text:span></text:p>
      <text:p text:style-name="P12"><text:span text:style-name="T6">COMMENTS </text:span><text:span text:style-name="T5">- comments</text:span></text:p>
      <text:p text:style-name="P6"/>
      <text:p text:style-name="P6"/>
      <text:p text:style-name="P2">Important notes:</text:p>
      <text:p text:style-name="P2">SCANNER:</text:p>
      <text:list text:style-name="WW8Num1">
        <text:list-item>
          <text:p text:style-name="P18">Comments are C++ style. <text:s/>A single line comment starts with "//" and <text:s/>ends at the end of the line. A block comment is enclosed within "/*" <text:s/>and "*/" (RFC page 36). This grammar assumes that the scanner replaces YANG comments with a single space character (RFC page 136). </text:p>
        </text:list-item>
        <text:list-item>
          <text:p text:style-name="P18">A token in YANG is either a keyword, a string, ";", "{", or "}". <text:s/></text:p>
        </text:list-item>
        <text:list-item>
          <text:p text:style-name="P18">A string can be quoted or unquoted (RFC page 36). <text:s/>If a string contains any whitespace characters, a semicolon (";"), braces ("{" or "}"), or comment sequences ("//", "/*", or "*/"), then it MUST be enclosed within double or single quotes (RFC page 36). <text:s/></text:p>
        </text:list-item>
        <text:list-item>
          <text:p text:style-name="P18">If the double quoted string contains a line break followed by <text:s/>whitespace which is used to indent the text according to the layout <text:s/>in the YANG file, this leading whitespace is stripped from the string, up to at most the same column of the double quote character (RFC page 36). <text:s/></text:p>
          <text:p text:style-name="P19">There are two function that have been impelemented by Kaloyan for that purpose (<text:span text:style-name="T10">cleanSQString()</text:span>, <text:span text:style-name="T10">cleanDQString()</text:span>), they work somehow, but I have not tested them very well and just postponed that activity since there are tasks with higher priority (in case there are bugs in those functions it is possible to reimplement them any time).</text:p>
        </text:list-item>
        <text:list-item>
          <text:p text:style-name="P18"><text:s/>A single quoted string (enclosed within ' ') preserves each character within the quotes. <text:s/>A single quote character can not occur in a single quoted string, even when preceded by a backslash (RFC page 37). </text:p>
        </text:list-item>
        <text:list-item>
          <text:p text:style-name="P18">If a quoted string is followed by a plus character ("+"), followed by another quoted string, the two strings are concatenated into one quoted string, allowing multiple concatenations to build one quoted string. <text:s/>Whitespace trimming of double quoted strings is done before <text:s/>concatenation (RFC page 37). <text:s/></text:p>
        </text:list-item>
        <text:list-item>
          <text:p text:style-name="P18">Each identifier starts with an upper-case or lower-case ASCII letter or an underscore character, followed by zero or more ASCII letters, digits, underscore characters, hyphens, and dots (RFC page 37). Implementations MUST support identifiers up to 63 characters in <text:s text:c="2"/>length. <text:s/>Identifiers are case sensitive.<text:span text:style-name="T9"> (In our implementation there is no any limitations on the length of identifiers)</text:span></text:p>
        </text:list-item>
        <text:list-item>
          <text:p text:style-name="P18">Within a double quoted string (enclosed within " "), a backslash character introduces a special character, which depends on the <text:s/>character that immediately follows the backslash: </text:p>
          <text:p text:style-name="P18"><text:s text:c="3"/>\n <text:s text:c="5"/>new line </text:p>
          <text:p text:style-name="P18"><text:s text:c="4"/>\t <text:s text:c="5"/>a tab character </text:p>
          <text:p text:style-name="P18"><text:s text:c="4"/>\" <text:s text:c="5"/>a double quote </text:p>
          <text:p text:style-name="P20"><text:s text:c="4"/>\\ <text:s text:c="5"/>a single backslash <text:s/>[BUG] (There is a problem in case when “\\” goes at the end of the <text:soft-page-break/>string befor <text:s/>a double quote character that is supposed to close the string. In that case that double quote symbol does not close the string.</text:p>
          <text:p text:style-name="P18"/>
        </text:list-item>
        <text:list-item>
          <text:p text:style-name="P18"><text:s/>If a double quoted string contains whitespace before a line break, <text:s text:c="2"/>this trailing whitespace is stripped from the string (RFC page 136). </text:p>
        </text:list-item>
        <text:list-item>
          <text:p text:style-name="P23"><text:s/>There MUST NOT be any <text:bookmark-start text:name="DDE_LINK87"/>circular<text:bookmark-end text:name="DDE_LINK87"/> chains of imports or includes. <text:s/>For <text:s text:c="2"/>example, if submodule "a" includes submodule "b", "b" cannot include <text:s text:c="2"/>"a".</text:p>
        </text:list-item>
      </text:list>
      <text:p text:style-name="P5">PARSER:</text:p>
      <text:p text:style-name="P11">1. The name of the type (defined by the 'typedef') MUST NOT be one of the YANG built-in types. <text:s/>If the typedef is defined at the top level of a YANG module or submodule, the name of the type to be defined MUST be unique within the module.</text:p>
      <text:p text:style-name="P9"/>
      <text:p text:style-name="Standard"/>
      <text:p text:style-name="Standard">module-stmt <text:s text:c="11"/>= <text:bookmark-start text:name="DDE_LINK21"/><text:span text:style-name="T7">optsep</text:span><text:bookmark-end text:name="DDE_LINK21"/><text:span text:style-name="T7"> module-keyword </text:span><text:bookmark-start text:name="DDE_LINK22"/><text:bookmark-start text:name="DDE_LINK23"/><text:span text:style-name="T7">sep</text:span><text:bookmark-end text:name="DDE_LINK22"/><text:bookmark-end text:name="DDE_LINK23"/><text:span text:style-name="T7"> identifier-arg-str </text:span><text:bookmark-start text:name="DDE_LINK20"/><text:span text:style-name="T7">optsep </text:span><text:bookmark-end text:name="DDE_LINK20"/></text:p>
      <text:p text:style-name="Standard"><text:s text:c="25"/><text:span text:style-name="T7">"{" </text:span><text:bookmark-start text:name="DDE_LINK35"/><text:span text:style-name="T7">stmtsep </text:span><text:bookmark-end text:name="DDE_LINK35"/></text:p>
      <text:p text:style-name="Standard"><text:s text:c="29"/><text:bookmark-start text:name="DDE_LINK24"/><text:bookmark-start text:name="DDE_LINK25"/><text:span text:style-name="T7">module-header-stmts </text:span><text:bookmark-end text:name="DDE_LINK24"/><text:bookmark-end text:name="DDE_LINK25"/></text:p>
      <text:p text:style-name="P7"><text:span text:style-name="T12"><text:s text:c="29"/></text:span><text:bookmark-start text:name="DDE_LINK39"/>linkage-stmts <text:bookmark-end text:name="DDE_LINK39"/></text:p>
      <text:p text:style-name="Standard"><text:s text:c="29"/><text:bookmark-start text:name="DDE_LINK47"/><text:span text:style-name="T7">meta-stmts </text:span><text:bookmark-end text:name="DDE_LINK47"/></text:p>
      <text:p text:style-name="Standard"><text:s text:c="29"/><text:bookmark-start text:name="DDE_LINK53"/><text:span text:style-name="T7">revision-stmts</text:span><text:bookmark-end text:name="DDE_LINK53"/></text:p>
      <text:p text:style-name="Standard"><text:s text:c="29"/><text:bookmark-start text:name="DDE_LINK54"/>body-stmts <text:bookmark-end text:name="DDE_LINK54"/></text:p>
      <text:p text:style-name="P7"><text:s text:c="25"/>"}" optsep </text:p>
      <text:p text:style-name="Standard"/>
      <text:p text:style-name="Standard"/>
      <text:p text:style-name="Standard">submodule-stmt <text:s text:c="8"/>= optsep submodule-keyword sep identifier-arg-str optsep </text:p>
      <text:p text:style-name="Standard"><text:s text:c="25"/>"{" stmtsep </text:p>
      <text:p text:style-name="Standard"><text:s text:c="29"/>submodule-header-stmts </text:p>
      <text:p text:style-name="Standard"><text:s text:c="29"/>linkage-stmts </text:p>
      <text:p text:style-name="Standard"><text:s text:c="29"/>meta-stmts </text:p>
      <text:p text:style-name="Standard"><text:s text:c="29"/>revision-stmts </text:p>
      <text:p text:style-name="Standard"><text:s text:c="29"/>body-stmts </text:p>
      <text:p text:style-name="Standard"><text:s text:c="25"/>"}" optsep </text:p>
      <text:p text:style-name="Standard"/>
      <text:p text:style-name="P7">module-header-stmts <text:s text:c="3"/>= ;; these stmts can appear in any order </text:p>
      <text:p text:style-name="P7"><text:s text:c="25"/>[yang-version-stmt stmtsep] </text:p>
      <text:p text:style-name="P7"><text:s text:c="26"/>namespace-stmt stmtsep </text:p>
      <text:p text:style-name="P7"><text:s text:c="26"/>prefix-stmt stmtsep </text:p>
      <text:p text:style-name="P7"/>
      <text:p text:style-name="Standard">submodule-header-stmts = ;; these stmts can appear in any order </text:p>
      <text:p text:style-name="Standard"><text:s text:c="25"/>[yang-version-stmt stmtsep] </text:p>
      <text:p text:style-name="Standard"><text:s text:c="26"/>belongs-to-stmt stmtsep </text:p>
      <text:p text:style-name="Standard"/>
      <text:p text:style-name="P7"><text:bookmark-start text:name="DDE_LINK51"/>meta-stmts<text:bookmark-end text:name="DDE_LINK51"/> <text:s text:c="12"/>= ;; these stmts can appear in any order </text:p>
      <text:p text:style-name="P7"><text:s text:c="25"/>[<text:bookmark-start text:name="DDE_LINK46"/>organization-stmt<text:bookmark-end text:name="DDE_LINK46"/> stmtsep] </text:p>
      <text:p text:style-name="P7"><text:s text:c="25"/>[<text:bookmark-start text:name="DDE_LINK48"/><text:span text:style-name="T13">contact-stmt</text:span><text:bookmark-end text:name="DDE_LINK48"/> stmtsep] </text:p>
      <text:p text:style-name="P7"><text:s text:c="25"/>[<text:bookmark-start text:name="DDE_LINK49"/><text:bookmark-start text:name="DDE_LINK50"/>description-stmt<text:bookmark-end text:name="DDE_LINK49"/><text:bookmark-end text:name="DDE_LINK50"/> stmtsep] </text:p>
      <text:p text:style-name="P7"><text:s text:c="25"/>[reference-stmt stmtsep] </text:p>
      <text:p text:style-name="P7"><text:soft-page-break/></text:p>
      <text:p text:style-name="P7">linkage-stmts <text:s text:c="9"/>= ;; these stmts can appear in any order </text:p>
      <text:p text:style-name="P7"><text:s text:c="24"/>*(<text:bookmark-start text:name="DDE_LINK38"/>import-stmt <text:bookmark-end text:name="DDE_LINK38"/>stmtsep) </text:p>
      <text:p text:style-name="P7"><text:s text:c="25"/>*(include-stmt stmtsep) </text:p>
      <text:p text:style-name="P7"/>
      <text:p text:style-name="P7">revision-stmts <text:s text:c="8"/>= *(<text:bookmark-start text:name="DDE_LINK52"/><text:bookmark-start text:name="DDE_LINK88"/>revision-stmt<text:bookmark-end text:name="DDE_LINK52"/><text:bookmark-end text:name="DDE_LINK88"/> stmtsep) </text:p>
      <text:p text:style-name="Standard"/>
      <text:p text:style-name="Standard">body-stmts <text:s text:c="12"/>= <text:span text:style-name="T7">*((</text:span><text:bookmark-start text:name="DDE_LINK66"/><text:bookmark-start text:name="DDE_LINK57"/><text:bookmark-start text:name="DDE_LINK55"/><text:span text:style-name="T7">extension-stmt</text:span><text:bookmark-end text:name="DDE_LINK66"/><text:bookmark-end text:name="DDE_LINK57"/><text:bookmark-end text:name="DDE_LINK55"/><text:span text:style-name="T7"> / </text:span></text:p>
      <text:p text:style-name="Standard"><text:s text:c="28"/><text:bookmark-start text:name="DDE_LINK67"/>feature-stmt <text:bookmark-end text:name="DDE_LINK67"/>/ </text:p>
      <text:p text:style-name="Standard"><text:s text:c="28"/>identity-stmt / </text:p>
      <text:p text:style-name="Standard"><text:s text:c="28"/><text:bookmark-start text:name="DDE_LINK82"/><text:bookmark-start text:name="DDE_LINK81"/><text:bookmark-start text:name="DDE_LINK80"/>typedef-stmt<text:bookmark-end text:name="DDE_LINK82"/><text:bookmark-end text:name="DDE_LINK81"/><text:bookmark-end text:name="DDE_LINK80"/> / </text:p>
      <text:p text:style-name="Standard"><text:s text:c="28"/>grouping-stmt / </text:p>
      <text:p text:style-name="Standard"><text:s text:c="28"/>data-def-stmt / </text:p>
      <text:p text:style-name="Standard"><text:s text:c="28"/>augment-stmt / </text:p>
      <text:p text:style-name="Standard"><text:s text:c="28"/>rpc-stmt / </text:p>
      <text:p text:style-name="Standard"><text:s text:c="28"/>notification-stmt / </text:p>
      <text:p text:style-name="Standard"><text:s text:c="28"/>deviation-stmt) <text:span text:style-name="T7">stmtsep) </text:span></text:p>
      <text:p text:style-name="Standard"/>
      <text:p text:style-name="Standard">data-def-stmt <text:s text:c="9"/>= container-stmt / </text:p>
      <text:p text:style-name="Standard"><text:s text:c="25"/>leaf-stmt / </text:p>
      <text:p text:style-name="Standard"><text:s text:c="25"/>leaf-list-stmt / </text:p>
      <text:p text:style-name="Standard"><text:s text:c="25"/>list-stmt / </text:p>
      <text:p text:style-name="Standard"><text:s text:c="25"/>choice-stmt / </text:p>
      <text:p text:style-name="Standard"><text:s text:c="25"/>anyxml-stmt / </text:p>
      <text:p text:style-name="Standard"><text:s text:c="25"/>uses-stmt </text:p>
      <text:p text:style-name="Standard"/>
      <text:p text:style-name="Standard">case-data-def-stmt <text:s text:c="4"/>= container-stmt / </text:p>
      <text:p text:style-name="Standard"><text:s text:c="25"/>leaf-stmt / </text:p>
      <text:p text:style-name="Standard"><text:s text:c="25"/>leaf-list-stmt / </text:p>
      <text:p text:style-name="Standard"><text:s text:c="25"/>list-stmt / </text:p>
      <text:p text:style-name="Standard"><text:s text:c="25"/>anyxml-stmt / </text:p>
      <text:p text:style-name="Standard"><text:s text:c="25"/>uses-stmt </text:p>
      <text:p text:style-name="Standard"/>
      <text:p text:style-name="P7"><text:bookmark-start text:name="DDE_LINK29"/>yang-version-stmt <text:s text:c="5"/>= yang-version-keyword sep <text:bookmark-start text:name="DDE_LINK30"/>yang-version-arg-str<text:bookmark-end text:name="DDE_LINK30"/> </text:p>
      <text:p text:style-name="P7"><text:s text:c="25"/>optsep stmtend </text:p>
      <text:p text:style-name="P7"><text:bookmark-end text:name="DDE_LINK29"/></text:p>
      <text:p text:style-name="P7">yang-version-arg-str <text:s text:c="2"/>= &lt; a string which matches the rule </text:p>
      <text:p text:style-name="P7"><text:s text:c="27"/>yang-version-arg &gt; </text:p>
      <text:p text:style-name="P7"/>
      <text:p text:style-name="P7">yang-version-arg <text:s text:c="6"/>= "1" </text:p>
      <text:p text:style-name="P7"/>
      <text:p text:style-name="P15"><text:bookmark-start text:name="DDE_LINK43"/>ISSUES<text:bookmark-end text:name="DDE_LINK43"/>: </text:p>
      <text:list text:style-name="L1">
        <text:list-item>
          <text:p text:style-name="P21">revision-stmt is not supported yet;</text:p>
        </text:list-item>
        <text:list-item>
          <text:p text:style-name="P21">the functionality of the import has not been really tested, just the syntactic part of that statement (syntax validation). It seems that the logic does not really work;</text:p>
        </text:list-item>
      </text:list>
      <text:p text:style-name="P7">import-stmt <text:s text:c="11"/>= import-keyword sep identifier-arg-str optsep </text:p>
      <text:p text:style-name="Standard"><text:soft-page-break/><text:s text:c="25"/><text:span text:style-name="T7">"{" </text:span><text:bookmark-start text:name="DDE_LINK40"/><text:span text:style-name="T7">stmtsep</text:span><text:bookmark-end text:name="DDE_LINK40"/><text:span text:style-name="T7"> </text:span></text:p>
      <text:p text:style-name="P7"><text:s text:c="29"/><text:bookmark-start text:name="DDE_LINK41"/>prefix-stmt<text:bookmark-end text:name="DDE_LINK41"/> stmtsep </text:p>
      <text:p text:style-name="Standard"><text:s text:c="29"/><text:span text:style-name="T11">[-stmt </text:span><text:bookmark-start text:name="DDE_LINK44"/><text:span text:style-name="T11">stmtsep</text:span><text:bookmark-end text:name="DDE_LINK44"/><text:span text:style-name="T11">] </text:span></text:p>
      <text:p text:style-name="P7"><text:s text:c="25"/>"}" </text:p>
      <text:p text:style-name="Standard"/>
      <text:list text:style-name="L2">
        <text:list-header>
          <text:p text:style-name="P24">ISSUES:</text:p>
        </text:list-header>
      </text:list>
      <text:list text:style-name="L3">
        <text:list-item>
          <text:p text:style-name="P25">There is just a syntax validation for that statement;</text:p>
        </text:list-item>
        <text:list-item>
          <text:p text:style-name="P25">The logic for 'include' is completely copied from the 'import'. Should be implemented from scratch. There is no datastructure for that statement;</text:p>
        </text:list-item>
        <text:list-item>
          <text:p text:style-name="P25">revision-stmt is not supported yet;</text:p>
        </text:list-item>
      </text:list>
      <text:p text:style-name="P7">include-stmt <text:s text:c="10"/>= include-keyword sep identifier-arg-str optsep </text:p>
      <text:p text:style-name="P7"><text:s text:c="25"/>(";" / </text:p>
      <text:p text:style-name="P7"><text:s text:c="26"/>"{" stmtsep </text:p>
      <text:p text:style-name="P15"><text:s text:c="29"/>[<text:bookmark-start text:name="DDE_LINK45"/>revision-stmt<text:bookmark-end text:name="DDE_LINK45"/> stmtsep] </text:p>
      <text:p text:style-name="P7"><text:s text:c="26"/>"}") </text:p>
      <text:p text:style-name="Standard"/>
      <text:p text:style-name="P15">ISSUE: there is no check for uri-sep rules</text:p>
      <text:p text:style-name="P7">namespace-stmt <text:s text:c="8"/>= namespace-keyword sep uri-str optsep <text:bookmark-start text:name="DDE_LINK28"/>stmtend<text:bookmark-end text:name="DDE_LINK28"/> </text:p>
      <text:p text:style-name="Standard"/>
      <text:p text:style-name="P15">uri-str <text:s text:c="15"/>= &lt; a string which matches the rule <text:s/>URI in RFC 3986 &gt; </text:p>
      <text:p text:style-name="P15"/>
      <text:p text:style-name="P7">prefix-stmt <text:s text:c="11"/>= prefix-keyword sep <text:bookmark-start text:name="DDE_LINK42"/>prefix-arg-str <text:bookmark-end text:name="DDE_LINK42"/><text:s text:c="3"/>optsep stmtend </text:p>
      <text:p text:style-name="P7"/>
      <text:p text:style-name="Standard">belongs-to-stmt <text:s text:c="7"/>= belongs-to-keyword sep identifier-arg-str <text:s/>optsep </text:p>
      <text:p text:style-name="Standard"><text:s text:c="25"/>"{" stmtsep </text:p>
      <text:p text:style-name="Standard"><text:s text:c="29"/>prefix-stmt stmtsep </text:p>
      <text:p text:style-name="Standard"><text:s text:c="25"/>"}" </text:p>
      <text:p text:style-name="Standard"/>
      <text:p text:style-name="P7">organization-stmt <text:s text:c="5"/>= organization-keyword sep string <text:s text:c="3"/>optsep stmtend </text:p>
      <text:p text:style-name="Standard"/>
      <text:p text:style-name="P7">contact-stmt <text:s text:c="10"/>= contact-keyword sep string optsep stmtend </text:p>
      <text:p text:style-name="Standard"/>
      <text:p text:style-name="P7"><text:bookmark-start text:name="DDE_LINK62"/>description-stmt <text:bookmark-end text:name="DDE_LINK62"/><text:s text:c="6"/>= description-keyword sep string optsep stmtend </text:p>
      <text:p text:style-name="P7"/>
      <text:p text:style-name="P7"><text:bookmark-start text:name="DDE_LINK65"/>reference-stmt<text:bookmark-end text:name="DDE_LINK65"/> <text:s text:c="8"/>= reference-keyword sep string optsep stmtend </text:p>
      <text:p text:style-name="P7"/>
      <text:p text:style-name="Standard">units-stmt <text:s text:c="12"/>= units-keyword sep string optsep stmtend </text:p>
      <text:p text:style-name="Standard"/>
      <text:p text:style-name="P15">ISSUES:</text:p>
      <text:p text:style-name="P15">1. The syntax validation is supported completely, but this information is not store anywhere in the tree structure; Should be implemented.</text:p>
      <text:p text:style-name="P7">revision-stmt <text:s text:c="9"/>= revision-keyword sep <text:bookmark-start text:name="DDE_LINK19"/>date-arg-str<text:bookmark-end text:name="DDE_LINK19"/> optsep </text:p>
      <text:p text:style-name="P7"><text:s text:c="25"/>(";" / </text:p>
      <text:p text:style-name="P7"><text:s text:c="26"/>"{" stmtsep </text:p>
      <text:p text:style-name="P7"><text:s text:c="30"/>[description-stmt <text:bookmark-start text:name="DDE_LINK90"/>stmtsep<text:bookmark-end text:name="DDE_LINK90"/>] </text:p>
      <text:p text:style-name="P7"><text:s text:c="26"/>"}") </text:p>
      <text:p text:style-name="P7"><text:soft-page-break/></text:p>
      <text:p text:style-name="P15">ISSUES:</text:p>
      <text:p text:style-name="P15">1. extensions with the same names are allowed; there is no semantic check;</text:p>
      <text:p text:style-name="P7"><text:bookmark-start text:name="DDE_LINK56"/>extension-stmt<text:bookmark-end text:name="DDE_LINK56"/> <text:s text:c="8"/>= extension-keyword sep identifier-arg-str optsep </text:p>
      <text:p text:style-name="P7"><text:s text:c="25"/>(";" / </text:p>
      <text:p text:style-name="P7"><text:s text:c="26"/>"{" stmtsep <text:tab/></text:p>
      <text:p text:style-name="P7"><text:s text:c="30"/>;; these stmts can appear in any order </text:p>
      <text:p text:style-name="P7"><text:s text:c="30"/>[<text:bookmark-start text:name="DDE_LINK92"/><text:bookmark-start text:name="DDE_LINK60"/>argument-stmt<text:bookmark-end text:name="DDE_LINK92"/><text:bookmark-end text:name="DDE_LINK60"/> stmtsep] </text:p>
      <text:p text:style-name="P7"><text:s text:c="30"/>[<text:bookmark-start text:name="DDE_LINK61"/>status-stmt<text:bookmark-end text:name="DDE_LINK61"/> stmtsep] </text:p>
      <text:p text:style-name="P7"><text:s text:c="30"/>[<text:bookmark-start text:name="DDE_LINK63"/>description-stmt<text:bookmark-end text:name="DDE_LINK63"/> stmtsep] </text:p>
      <text:p text:style-name="P7"><text:s text:c="30"/>[<text:bookmark-start text:name="DDE_LINK64"/>reference-stmt<text:bookmark-end text:name="DDE_LINK64"/> stmtsep] </text:p>
      <text:p text:style-name="P7"><text:s text:c="26"/>"}") </text:p>
      <text:p text:style-name="Standard"/>
      <text:p text:style-name="P15">ISSUES:</text:p>
      <text:list text:style-name="L4">
        <text:list-item>
          <text:p text:style-name="P22">Just syntax validation, the data are not stored anywhere in datastructures;</text:p>
        </text:list-item>
        <text:list-item>
          <text:p text:style-name="P22">[yin-element-stmt stmtsep] <text:s/>is not supported yet;</text:p>
        </text:list-item>
      </text:list>
      <text:p text:style-name="P7">argument-stmt <text:s text:c="9"/>= argument-keyword sep identifier-arg-str optsep </text:p>
      <text:p text:style-name="P7"><text:s text:c="25"/>(";" / </text:p>
      <text:p text:style-name="P7"><text:s text:c="26"/>"{" stmtsep </text:p>
      <text:p text:style-name="P15"><text:s text:c="29"/>[yin-element-stmt stmtsep] </text:p>
      <text:p text:style-name="P7"><text:s text:c="26"/>"}") </text:p>
      <text:p text:style-name="Standard"/>
      <text:p text:style-name="Standard">yin-element-stmt <text:s text:c="6"/>= yin-element-keyword sep yin-element-arg-str </text:p>
      <text:p text:style-name="Standard"><text:s text:c="25"/>stmtend </text:p>
      <text:p text:style-name="Standard"/>
      <text:p text:style-name="Standard">yin-element-arg-str <text:s text:c="3"/>= &lt; a string which matches the rule </text:p>
      <text:p text:style-name="Standard"><text:s text:c="27"/>yin-element-arg &gt; </text:p>
      <text:p text:style-name="Standard"/>
      <text:p text:style-name="Standard">yin-element-arg <text:s text:c="7"/>= true-keyword / false-keyword </text:p>
      <text:p text:style-name="Standard"/>
      <text:p text:style-name="Standard">identity-stmt <text:s text:c="9"/>= identity-keyword sep identifier-arg-str optsep </text:p>
      <text:p text:style-name="Standard"><text:s text:c="25"/>(";" / </text:p>
      <text:p text:style-name="Standard"><text:s text:c="26"/>"{" stmtsep </text:p>
      <text:p text:style-name="Standard"><text:s text:c="30"/>;; these stmts can appear in any order </text:p>
      <text:p text:style-name="Standard"><text:s text:c="30"/>[base-stmt stmtsep] </text:p>
      <text:p text:style-name="Standard"><text:s text:c="30"/>[status-stmt stmtsep] </text:p>
      <text:p text:style-name="Standard"><text:s text:c="30"/>[description-stmt stmtsep] </text:p>
      <text:p text:style-name="Standard"><text:s text:c="30"/>[reference-stmt stmtsep] </text:p>
      <text:p text:style-name="Standard"><text:s text:c="26"/>"}") </text:p>
      <text:p text:style-name="Standard"/>
      <text:p text:style-name="Standard">base-stmt <text:s text:c="13"/>= base-keyword sep identifier-ref-arg-str </text:p>
      <text:p text:style-name="Standard"><text:s text:c="25"/>optsep stmtend </text:p>
      <text:p text:style-name="Standard"/>
      <text:p text:style-name="Standard">feature-stmt <text:s text:c="10"/>= <text:bookmark-start text:name="DDE_LINK68"/>feature-keyword<text:bookmark-end text:name="DDE_LINK68"/> sep identifier-arg-str optsep </text:p>
      <text:p text:style-name="Standard"><text:s text:c="25"/>(";" / </text:p>
      <text:p text:style-name="Standard"><text:s text:c="26"/>"{" stmtsep </text:p>
      <text:p text:style-name="Standard"><text:soft-page-break/><text:s text:c="30"/>;; these stmts can appear in any order </text:p>
      <text:p text:style-name="Standard"><text:s text:c="30"/>*(if-feature-stmt stmtsep) </text:p>
      <text:p text:style-name="Standard"><text:s text:c="30"/>[status-stmt stmtsep] </text:p>
      <text:p text:style-name="Standard"><text:s text:c="30"/>[description-stmt stmtsep] </text:p>
      <text:p text:style-name="Standard"><text:s text:c="30"/>[reference-stmt stmtsep] </text:p>
      <text:p text:style-name="Standard"><text:s text:c="26"/>"}") </text:p>
      <text:p text:style-name="Standard"/>
      <text:p text:style-name="Standard">if-feature-stmt <text:s text:c="7"/>= if-feature-keyword sep identifier-ref-arg-str </text:p>
      <text:p text:style-name="Standard"><text:s text:c="25"/>optsep stmtend </text:p>
      <text:p text:style-name="Standard"/>
      <text:p text:style-name="Standard">typedef-stmt <text:s text:c="9"/><text:span text:style-name="T7"><text:s/>= typedef-keyword sep identifier-arg-str optsep </text:span></text:p>
      <text:p text:style-name="P7"><text:s text:c="25"/>"{" stmtsep </text:p>
      <text:p text:style-name="P7"><text:s text:c="29"/>;; these stmts can appear in any order </text:p>
      <text:p text:style-name="Standard"><text:s text:c="29"/><text:bookmark-start text:name="DDE_LINK84"/><text:bookmark-start text:name="DDE_LINK83"/><text:bookmark-start text:name="DDE_LINK91"/>type-stmt<text:bookmark-end text:name="DDE_LINK84"/><text:bookmark-end text:name="DDE_LINK83"/><text:bookmark-end text:name="DDE_LINK91"/> stmtsep </text:p>
      <text:p text:style-name="Standard"><text:s text:c="29"/>[units-stmt stmtsep] </text:p>
      <text:p text:style-name="Standard"><text:s text:c="29"/>[<text:bookmark-start text:name="DDE_LINK86"/>default-stmt<text:bookmark-end text:name="DDE_LINK86"/> stmtsep] </text:p>
      <text:p text:style-name="Standard"><text:s text:c="29"/>[status-stmt stmtsep] </text:p>
      <text:p text:style-name="Standard"><text:s text:c="29"/>[description-stmt stmtsep] </text:p>
      <text:p text:style-name="Standard"><text:s text:c="29"/>[reference-stmt stmtsep] </text:p>
      <text:p text:style-name="P7"><text:s text:c="26"/>"}" </text:p>
      <text:p text:style-name="Standard"/>
      <text:p text:style-name="Standard">type-stmt <text:s text:c="13"/>= type-keyword sep <text:bookmark-start text:name="DDE_LINK"/>identifier-ref-arg-str<text:bookmark-end text:name="DDE_LINK"/> optsep </text:p>
      <text:p text:style-name="Standard"><text:s text:c="25"/>(";" / </text:p>
      <text:p text:style-name="Standard"><text:s text:c="26"/>"{" stmtsep </text:p>
      <text:p text:style-name="Standard"><text:s text:c="30"/>type-body-stmts </text:p>
      <text:p text:style-name="Standard"><text:s text:c="26"/>"}") </text:p>
      <text:p text:style-name="Standard"/>
      <text:p text:style-name="Standard">type-body-stmts <text:s/>= numerical-restrictions / </text:p>
      <text:p text:style-name="Standard"><text:s text:c="27"/>string-restrictions / </text:p>
      <text:p text:style-name="Standard"><text:s text:c="27"/>enum-specification / </text:p>
      <text:p text:style-name="Standard"><text:s text:c="27"/>leafref-specification / </text:p>
      <text:p text:style-name="Standard"><text:s text:c="27"/>identityref-specification / </text:p>
      <text:p text:style-name="Standard"><text:s text:c="27"/>bits-specification / </text:p>
      <text:p text:style-name="Standard"><text:s text:c="25"/>union-specification </text:p>
      <text:p text:style-name="Standard"/>
      <text:p text:style-name="Standard">numerical-restrictions = range-stmt stmtsep </text:p>
      <text:p text:style-name="Standard"/>
      <text:p text:style-name="Standard">range-stmt <text:s text:c="12"/>= range-keyword sep <text:bookmark-start text:name="DDE_LINK85"/>range-arg-str<text:bookmark-end text:name="DDE_LINK85"/> optsep </text:p>
      <text:p text:style-name="Standard"><text:s text:c="25"/>(";" / </text:p>
      <text:p text:style-name="Standard"><text:s text:c="26"/>"{" stmtsep </text:p>
      <text:p text:style-name="Standard"><text:s text:c="30"/>;; these stmts can appear in any order </text:p>
      <text:p text:style-name="Standard"><text:s text:c="30"/>[error-message-stmt stmtsep] </text:p>
      <text:p text:style-name="Standard"><text:s text:c="30"/>[error-app-tag-stmt stmtsep] </text:p>
      <text:p text:style-name="Standard"><text:s text:c="30"/>[description-stmt stmtsep] </text:p>
      <text:p text:style-name="Standard"><text:s text:c="30"/>[reference-stmt stmtsep] </text:p>
      <text:p text:style-name="Standard"><text:s text:c="27"/>"}") </text:p>
      <text:p text:style-name="Standard"><text:soft-page-break/></text:p>
      <text:p text:style-name="Standard">string-restrictions <text:s text:c="3"/>= ;; these stmts can appear in any order </text:p>
      <text:p text:style-name="Standard"><text:s text:c="25"/>[length-stmt stmtsep] </text:p>
      <text:p text:style-name="Standard"><text:s text:c="25"/>*(pattern-stmt stmtsep) </text:p>
      <text:p text:style-name="Standard"/>
      <text:p text:style-name="Standard">length-stmt <text:s text:c="11"/>= length-keyword sep length-arg-str optsep </text:p>
      <text:p text:style-name="Standard"><text:s text:c="25"/>(";" / </text:p>
      <text:p text:style-name="Standard"><text:s text:c="26"/>"{" stmtsep </text:p>
      <text:p text:style-name="Standard"><text:s text:c="30"/>;; these stmts can appear in any order </text:p>
      <text:p text:style-name="Standard"><text:s text:c="30"/>[error-message-stmt stmtsep] </text:p>
      <text:p text:style-name="Standard"><text:s text:c="30"/>[error-app-tag-stmt stmtsep] </text:p>
      <text:p text:style-name="Standard"><text:s text:c="30"/>[description-stmt stmtsep] </text:p>
      <text:p text:style-name="Standard"><text:s text:c="30"/>[reference-stmt stmtsep] </text:p>
      <text:p text:style-name="Standard"><text:s text:c="27"/>"}") </text:p>
      <text:p text:style-name="Standard"/>
      <text:p text:style-name="Standard">pattern-stmt <text:s text:c="10"/>= pattern-keyword sep string optsep </text:p>
      <text:p text:style-name="Standard"><text:s text:c="25"/>(";" / </text:p>
      <text:p text:style-name="Standard"><text:s text:c="26"/>"{" stmtsep </text:p>
      <text:p text:style-name="Standard"><text:s text:c="30"/>;; these stmts can appear in any order </text:p>
      <text:p text:style-name="Standard"><text:s text:c="30"/>[error-message-stmt stmtsep] </text:p>
      <text:p text:style-name="Standard"><text:s text:c="30"/>[error-app-tag-stmt stmtsep] </text:p>
      <text:p text:style-name="Standard"><text:s text:c="30"/>[description-stmt stmtsep] </text:p>
      <text:p text:style-name="Standard"><text:s text:c="30"/>[reference-stmt stmtsep] </text:p>
      <text:p text:style-name="Standard"><text:s text:c="26"/>"}") </text:p>
      <text:p text:style-name="Standard"/>
      <text:p text:style-name="Standard">default-stmt <text:s text:c="10"/>= default-keyword sep string stmtend </text:p>
      <text:p text:style-name="Standard"/>
      <text:p text:style-name="Standard">enum-specification <text:s text:c="4"/>= 1*(enum-stmt stmtsep) </text:p>
      <text:p text:style-name="Standard"/>
      <text:p text:style-name="Standard">enum-stmt <text:s text:c="13"/>= enum-keyword sep string optsep </text:p>
      <text:p text:style-name="Standard"><text:s text:c="25"/>(";" / </text:p>
      <text:p text:style-name="Standard"><text:s text:c="26"/>"{" stmtsep </text:p>
      <text:p text:style-name="Standard"><text:s text:c="30"/>;; these stmts can appear in any order </text:p>
      <text:p text:style-name="Standard"><text:s text:c="30"/>[value-stmt stmtsep] </text:p>
      <text:p text:style-name="Standard"><text:s text:c="30"/>[status-stmt stmtsep] </text:p>
      <text:p text:style-name="Standard"><text:s text:c="30"/>[description-stmt stmtsep] </text:p>
      <text:p text:style-name="Standard"><text:s text:c="30"/>[reference-stmt stmtsep] </text:p>
      <text:p text:style-name="Standard"><text:s text:c="27"/>"}") </text:p>
      <text:p text:style-name="Standard"/>
      <text:p text:style-name="Standard">leafref-specification <text:s/>= ;; these stmts can appear in any order </text:p>
      <text:p text:style-name="Standard"><text:s text:c="25"/>path-stmt stmtsep </text:p>
      <text:p text:style-name="Standard"><text:s text:c="25"/>[require-instance-stmt stmtsep] </text:p>
      <text:p text:style-name="Standard"/>
      <text:p text:style-name="Standard">path-stmt <text:s text:c="13"/>= path-keyword sep path-arg-str stmtend </text:p>
      <text:p text:style-name="Standard"/>
      <text:p text:style-name="Standard">require-instance-stmt <text:s/>= require-instance-keyword sep </text:p>
      <text:p text:style-name="Standard"><text:soft-page-break/><text:s text:c="25"/>require-instance-arg-str stmtend </text:p>
      <text:p text:style-name="Standard"/>
      <text:p text:style-name="Standard">require-instance-arg-str = &lt; a string which matches the rule </text:p>
      <text:p text:style-name="Standard"><text:s text:c="27"/>require-instance-arg &gt; </text:p>
      <text:p text:style-name="Standard"/>
      <text:p text:style-name="Standard">require-instance-arg <text:s text:c="2"/>= true-keyword / false-keyword </text:p>
      <text:p text:style-name="Standard"/>
      <text:p text:style-name="Standard"/>
      <text:p text:style-name="Standard"/>
      <text:p text:style-name="Standard">identityref-specification = ;; these stmts can appear in any order </text:p>
      <text:p text:style-name="Standard"><text:s text:c="25"/>base-stmt stmtsep </text:p>
      <text:p text:style-name="Standard"><text:s text:c="25"/>[require-instance-stmt stmtsep] </text:p>
      <text:p text:style-name="Standard"/>
      <text:p text:style-name="Standard">union-specification <text:s text:c="3"/>= 1*(type-stmt stmtsep) </text:p>
      <text:p text:style-name="Standard"/>
      <text:p text:style-name="Standard">bits-specification <text:s text:c="4"/>= 1*(bit-stmt stmtsep) </text:p>
      <text:p text:style-name="Standard"/>
      <text:p text:style-name="Standard">bit-stmt <text:s text:c="14"/>= bit-keyword sep identifier-arg-str optsep </text:p>
      <text:p text:style-name="Standard"><text:s text:c="25"/>(";" / </text:p>
      <text:p text:style-name="Standard"><text:s text:c="26"/>"{" stmtsep </text:p>
      <text:p text:style-name="Standard"><text:s text:c="30"/>;; these stmts can appear in any order </text:p>
      <text:p text:style-name="Standard"><text:s text:c="30"/>[position-stmt stmtsep] </text:p>
      <text:p text:style-name="Standard"><text:s text:c="30"/>[status-stmt stmtsep] </text:p>
      <text:p text:style-name="Standard"><text:s text:c="30"/>[description-stmt stmtsep] </text:p>
      <text:p text:style-name="Standard"><text:s text:c="30"/>[reference-stmt stmtsep] </text:p>
      <text:p text:style-name="Standard"><text:s text:c="27"/>"}" </text:p>
      <text:p text:style-name="Standard"><text:s text:c="26"/>"}") </text:p>
      <text:p text:style-name="Standard"/>
      <text:p text:style-name="Standard">position-stmt <text:s text:c="9"/>= position-keyword sep </text:p>
      <text:p text:style-name="Standard"><text:s text:c="25"/>position-value-arg-str stmtend </text:p>
      <text:p text:style-name="Standard"/>
      <text:p text:style-name="Standard">position-value-arg-str = &lt; a string which matches the rule </text:p>
      <text:p text:style-name="Standard"><text:s text:c="27"/>position-value-arg &gt; </text:p>
      <text:p text:style-name="Standard"/>
      <text:p text:style-name="Standard">position-value-arg <text:s text:c="4"/>= non-negative-decimal-value </text:p>
      <text:p text:style-name="Standard"><text:s/></text:p>
      <text:p text:style-name="P7">status-stmt <text:s text:c="11"/>= status-keyword sep status-arg-str stmtend </text:p>
      <text:p text:style-name="P7"/>
      <text:p text:style-name="P7">status-arg-str <text:s text:c="8"/>= &lt; a string which matches the rule </text:p>
      <text:p text:style-name="P7"><text:s text:c="27"/>status-arg &gt; </text:p>
      <text:p text:style-name="P7"/>
      <text:p text:style-name="P7">status-arg <text:s text:c="12"/>= <text:bookmark-start text:name="DDE_LINK58"/>current-keyword <text:bookmark-end text:name="DDE_LINK58"/>/ </text:p>
      <text:p text:style-name="P7"><text:s text:c="25"/><text:bookmark-start text:name="DDE_LINK59"/>obsolete-keyword<text:bookmark-end text:name="DDE_LINK59"/> / </text:p>
      <text:p text:style-name="P7"><text:s text:c="25"/>deprecated-keyword </text:p>
      <text:p text:style-name="P7"/>
      <text:p text:style-name="Standard">config-stmt <text:s text:c="11"/>= config-keyword sep </text:p>
      <text:p text:style-name="Standard"><text:soft-page-break/><text:s text:c="25"/>config-arg-str stmtend </text:p>
      <text:p text:style-name="Standard"/>
      <text:p text:style-name="Standard">config-arg-str <text:s text:c="8"/>= &lt; a string which matches the rule </text:p>
      <text:p text:style-name="Standard"><text:s text:c="27"/>config-arg &gt; </text:p>
      <text:p text:style-name="Standard"/>
      <text:p text:style-name="Standard">config-arg <text:s text:c="12"/>= true-keyword / false-keyword </text:p>
      <text:p text:style-name="Standard"/>
      <text:p text:style-name="Standard">mandatory-stmt <text:s text:c="8"/>= mandatory-keyword sep </text:p>
      <text:p text:style-name="Standard"><text:s text:c="25"/>mandatory-arg-str stmtend </text:p>
      <text:p text:style-name="Standard"/>
      <text:p text:style-name="Standard">mandatory-arg-str <text:s text:c="5"/>= &lt; a string which matches the rule </text:p>
      <text:p text:style-name="Standard"><text:s text:c="27"/>mandatory-arg &gt; </text:p>
      <text:p text:style-name="Standard"/>
      <text:p text:style-name="Standard">mandatory-arg <text:s text:c="9"/>= true-keyword / false-keyword </text:p>
      <text:p text:style-name="Standard"/>
      <text:p text:style-name="Standard">presence-stmt <text:s text:c="9"/>= presence-keyword sep string stmtend </text:p>
      <text:p text:style-name="Standard"/>
      <text:p text:style-name="Standard">ordered-by-stmt <text:s text:c="7"/>= ordered-by-keyword sep </text:p>
      <text:p text:style-name="Standard"><text:s text:c="25"/>ordered-by-arg-str stmtend </text:p>
      <text:p text:style-name="Standard"/>
      <text:p text:style-name="Standard">ordered-by-arg-str <text:s text:c="4"/>= &lt; a string which matches the rule </text:p>
      <text:p text:style-name="Standard"><text:s text:c="27"/>ordered-by-arg &gt; </text:p>
      <text:p text:style-name="Standard"/>
      <text:p text:style-name="Standard">ordered-by-arg <text:s text:c="8"/>= user-keyword / system-keyword </text:p>
      <text:p text:style-name="Standard"/>
      <text:p text:style-name="Standard">must-stmt <text:s text:c="13"/>= must-keyword sep string optsep </text:p>
      <text:p text:style-name="Standard"><text:s text:c="25"/>(";" / </text:p>
      <text:p text:style-name="Standard"><text:s text:c="25"/>"{" stmtsep </text:p>
      <text:p text:style-name="Standard"><text:s text:c="30"/>;; these stmts can appear in any order </text:p>
      <text:p text:style-name="Standard"><text:s text:c="30"/>[error-message-stmt stmtsep] </text:p>
      <text:p text:style-name="Standard"><text:s text:c="30"/>[error-app-tag-stmt stmtsep] </text:p>
      <text:p text:style-name="Standard"><text:s text:c="30"/>[description-stmt stmtsep] </text:p>
      <text:p text:style-name="Standard"><text:s text:c="30"/>[reference-stmt stmtsep] </text:p>
      <text:p text:style-name="Standard"><text:s text:c="27"/>"}") </text:p>
      <text:p text:style-name="Standard"/>
      <text:p text:style-name="Standard">error-message-stmt <text:s text:c="4"/>= error-message-keyword sep string stmtend </text:p>
      <text:p text:style-name="Standard"/>
      <text:p text:style-name="Standard">error-app-tag-stmt <text:s text:c="4"/>= error-app-tag-keyword sep string stmtend </text:p>
      <text:p text:style-name="Standard"/>
      <text:p text:style-name="Standard">min-elements-stmt <text:s text:c="5"/>= min-elements-keyword sep </text:p>
      <text:p text:style-name="Standard"><text:s text:c="25"/>min-value-arg-str stmtend; </text:p>
      <text:p text:style-name="Standard"/>
      <text:p text:style-name="Standard">min-value-arg-str <text:s text:c="5"/>= &lt; a string which matches the rule </text:p>
      <text:p text:style-name="Standard"><text:s text:c="27"/>min-value-arg &gt; </text:p>
      <text:p text:style-name="Standard"/>
      <text:p text:style-name="Standard">min-value-arg <text:s text:c="9"/>= non-negative-decimal-value </text:p>
      <text:p text:style-name="Standard"><text:soft-page-break/></text:p>
      <text:p text:style-name="Standard">max-elements-stmt <text:s text:c="5"/>= max-elements-keyword sep </text:p>
      <text:p text:style-name="Standard"><text:s text:c="25"/>max-value-arg-str stmtend; </text:p>
      <text:p text:style-name="Standard"/>
      <text:p text:style-name="Standard">max-value-arg-str <text:s text:c="5"/>= &lt; a string which matches the rule </text:p>
      <text:p text:style-name="Standard"><text:s text:c="27"/>max-value-arg &gt; </text:p>
      <text:p text:style-name="Standard"/>
      <text:p text:style-name="Standard">max-value-arg <text:s text:c="9"/>= unbounded-keyword / </text:p>
      <text:p text:style-name="Standard"><text:s text:c="25"/>positive-decimal-value </text:p>
      <text:p text:style-name="Standard"/>
      <text:p text:style-name="Standard">value-stmt <text:s text:c="12"/>= value-keyword sep decimal-value stmtend </text:p>
      <text:p text:style-name="Standard"/>
      <text:p text:style-name="Standard">grouping-stmt <text:s text:c="9"/>= grouping-keyword sep identifier-arg-str optsep </text:p>
      <text:p text:style-name="Standard"><text:s text:c="25"/>(";" / </text:p>
      <text:p text:style-name="Standard"><text:s text:c="26"/>"{" stmtsep </text:p>
      <text:p text:style-name="Standard"><text:s text:c="30"/>;; these stmts can appear in any order </text:p>
      <text:p text:style-name="Standard"><text:s text:c="30"/>[status-stmt stmtsep] </text:p>
      <text:p text:style-name="Standard"><text:s text:c="30"/>[description-stmt stmtsep] </text:p>
      <text:p text:style-name="Standard"><text:s text:c="30"/>[reference-stmt stmtsep] </text:p>
      <text:p text:style-name="Standard"><text:s text:c="30"/>*((typedef-stmt / </text:p>
      <text:p text:style-name="Standard"><text:s text:c="33"/>grouping-stmt) stmtsep) </text:p>
      <text:p text:style-name="Standard"><text:s text:c="30"/>*(data-def-stmt stmtsep) </text:p>
      <text:p text:style-name="Standard"><text:s text:c="26"/>"}") </text:p>
      <text:p text:style-name="Standard"/>
      <text:p text:style-name="Standard">container-stmt <text:s text:c="8"/>= container-keyword sep identifier-arg-str optsep </text:p>
      <text:p text:style-name="Standard"><text:s text:c="25"/>(";" / </text:p>
      <text:p text:style-name="Standard"><text:s text:c="26"/>"{" stmtsep </text:p>
      <text:p text:style-name="Standard"><text:s text:c="30"/>;; these stmts can appear in any order </text:p>
      <text:p text:style-name="Standard"><text:s text:c="30"/>[when-stmt stmtsep] </text:p>
      <text:p text:style-name="Standard"><text:s text:c="29"/>*(if-feature-stmt stmtsep) </text:p>
      <text:p text:style-name="Standard"><text:s text:c="30"/>*(must-stmt stmtsep) </text:p>
      <text:p text:style-name="Standard"><text:s text:c="30"/>[presence-stmt stmtsep] </text:p>
      <text:p text:style-name="Standard"><text:s text:c="30"/>[config-stmt stmtsep] </text:p>
      <text:p text:style-name="Standard"><text:s text:c="30"/>[status-stmt stmtsep] </text:p>
      <text:p text:style-name="Standard"><text:s text:c="30"/>[description-stmt stmtsep] </text:p>
      <text:p text:style-name="Standard"><text:s text:c="30"/>[reference-stmt stmtsep] </text:p>
      <text:p text:style-name="Standard"><text:s text:c="30"/>*((typedef-stmt / </text:p>
      <text:p text:style-name="Standard"><text:s text:c="33"/>grouping-stmt) stmtsep) </text:p>
      <text:p text:style-name="Standard"><text:s text:c="30"/>*(data-def-stmt stmtsep) </text:p>
      <text:p text:style-name="Standard"><text:s text:c="26"/>"}") </text:p>
      <text:p text:style-name="Standard"/>
      <text:p text:style-name="Standard">leaf-stmt <text:s text:c="13"/>= leaf-keyword sep identifier-arg-str optsep </text:p>
      <text:p text:style-name="Standard"><text:s text:c="25"/>"{" stmtsep </text:p>
      <text:p text:style-name="Standard"><text:s text:c="29"/>;; these stmts can appear in any order </text:p>
      <text:p text:style-name="Standard"><text:s text:c="29"/>[when-stmt stmtsep] </text:p>
      <text:p text:style-name="Standard"><text:s text:c="29"/>*(if-feature-stmt stmtsep) </text:p>
      <text:p text:style-name="Standard"><text:soft-page-break/><text:s text:c="29"/>type-stmt stmtsep </text:p>
      <text:p text:style-name="Standard"><text:s text:c="29"/>[units-stmt stmtsep] </text:p>
      <text:p text:style-name="Standard"><text:s text:c="29"/>*(must-stmt stmtsep) </text:p>
      <text:p text:style-name="Standard"><text:s text:c="29"/>[default-stmt stmtsep] </text:p>
      <text:p text:style-name="Standard"><text:s text:c="29"/>[config-stmt stmtsep] </text:p>
      <text:p text:style-name="Standard"><text:s text:c="29"/>[mandatory-stmt stmtsep] </text:p>
      <text:p text:style-name="Standard"><text:s text:c="29"/>[status-stmt stmtsep] </text:p>
      <text:p text:style-name="Standard"><text:s text:c="29"/>[description-stmt stmtsep] </text:p>
      <text:p text:style-name="Standard"><text:s text:c="29"/>[reference-stmt stmtsep] </text:p>
      <text:p text:style-name="Standard"><text:s text:c="26"/>"}" </text:p>
      <text:p text:style-name="Standard"/>
      <text:p text:style-name="Standard">leaf-list-stmt <text:s text:c="8"/>= leaf-list-keyword sep identifier-arg-str optsep </text:p>
      <text:p text:style-name="Standard"><text:s text:c="25"/>"{" stmtsep </text:p>
      <text:p text:style-name="Standard"><text:s text:c="29"/>;; these stmts can appear in any order </text:p>
      <text:p text:style-name="Standard"><text:s text:c="29"/>[when-stmt stmtsep] </text:p>
      <text:p text:style-name="Standard"><text:s text:c="29"/>*(if-feature-stmt stmtsep) </text:p>
      <text:p text:style-name="Standard"><text:s text:c="29"/>type-stmt stmtsep </text:p>
      <text:p text:style-name="Standard"><text:s text:c="29"/>[units-stmt stmtsep] </text:p>
      <text:p text:style-name="Standard"><text:s text:c="29"/>*(must-stmt stmtsep) </text:p>
      <text:p text:style-name="Standard"><text:s text:c="29"/>[config-stmt stmtsep] </text:p>
      <text:p text:style-name="Standard"><text:s text:c="29"/>[min-elements-stmt stmtsep] </text:p>
      <text:p text:style-name="Standard"><text:s text:c="29"/>[max-elements-stmt stmtsep] </text:p>
      <text:p text:style-name="Standard"><text:s text:c="29"/>[ordered-by-stmt stmtsep] </text:p>
      <text:p text:style-name="Standard"><text:s text:c="29"/>[status-stmt stmtsep] </text:p>
      <text:p text:style-name="Standard"><text:s text:c="29"/>[description-stmt stmtsep] </text:p>
      <text:p text:style-name="Standard"><text:s text:c="29"/>[reference-stmt stmtsep] </text:p>
      <text:p text:style-name="Standard"><text:s text:c="26"/>"}" </text:p>
      <text:p text:style-name="Standard"/>
      <text:p text:style-name="Standard">list-stmt <text:s text:c="13"/>= list-keyword sep identifier-arg-str optsep </text:p>
      <text:p text:style-name="Standard"><text:s text:c="25"/>"{" stmtsep </text:p>
      <text:p text:style-name="Standard"><text:s text:c="29"/>;; these stmts can appear in any order </text:p>
      <text:p text:style-name="Standard"><text:s text:c="28"/>[when-stmt stmtsep] </text:p>
      <text:p text:style-name="Standard"><text:s text:c="29"/>*(if-feature-stmt stmtsep) </text:p>
      <text:p text:style-name="Standard"><text:s text:c="29"/>*(must-stmt stmtsep) </text:p>
      <text:p text:style-name="Standard"><text:s text:c="29"/>[key-stmt stmtsep] </text:p>
      <text:p text:style-name="Standard"><text:s text:c="29"/>*(unique-stmt stmtsep) </text:p>
      <text:p text:style-name="Standard"><text:s text:c="29"/>[config-stmt stmtsep] </text:p>
      <text:p text:style-name="Standard"><text:s text:c="29"/>[min-elements-stmt stmtsep] </text:p>
      <text:p text:style-name="Standard"><text:s text:c="29"/>[max-elements-stmt stmtsep] </text:p>
      <text:p text:style-name="Standard"><text:s text:c="29"/>[ordered-by-stmt stmtsep] </text:p>
      <text:p text:style-name="Standard"><text:s text:c="29"/>[status-stmt stmtsep] </text:p>
      <text:p text:style-name="Standard"><text:s text:c="29"/>[description-stmt stmtsep] </text:p>
      <text:p text:style-name="Standard"><text:s text:c="29"/>[reference-stmt stmtsep] </text:p>
      <text:p text:style-name="Standard"><text:s text:c="29"/>*((typedef-stmt / </text:p>
      <text:p text:style-name="Standard"><text:s text:c="32"/>grouping-stmt) stmtsep) </text:p>
      <text:p text:style-name="Standard"><text:s text:c="29"/>1*(data-def-stmt stmtsep) </text:p>
      <text:p text:style-name="Standard"><text:soft-page-break/><text:s text:c="26"/>"}" </text:p>
      <text:p text:style-name="Standard"/>
      <text:p text:style-name="Standard">key-stmt <text:s text:c="14"/>= key-keyword sep key-arg-str stmtend </text:p>
      <text:p text:style-name="Standard"/>
      <text:p text:style-name="Standard">key-arg-str <text:s text:c="11"/>= &lt; a string which matches the rule </text:p>
      <text:p text:style-name="Standard"><text:s text:c="27"/>key-arg &gt; </text:p>
      <text:p text:style-name="Standard"/>
      <text:p text:style-name="Standard">key-arg <text:s text:c="15"/>= identifier *(sep identifier) </text:p>
      <text:p text:style-name="Standard"/>
      <text:p text:style-name="Standard">unique-stmt <text:s text:c="11"/>= unique-keyword sep unique-arg-str stmtend </text:p>
      <text:p text:style-name="Standard"/>
      <text:p text:style-name="Standard">unique-arg-str <text:s text:c="8"/>= &lt; a string which matches the rule </text:p>
      <text:p text:style-name="Standard"><text:s text:c="27"/>unique-arg &gt; </text:p>
      <text:p text:style-name="Standard"/>
      <text:p text:style-name="Standard">unique-arg <text:s text:c="12"/>= descendant-schema-nodeid </text:p>
      <text:p text:style-name="Standard"><text:s text:c="25"/>*(sep descendant-schema-nodeid) </text:p>
      <text:p text:style-name="Standard"/>
      <text:p text:style-name="Standard">choice-stmt <text:s text:c="11"/>= choice-keyword sep identifier-arg-str optsep </text:p>
      <text:p text:style-name="Standard"><text:s text:c="25"/>(";" / </text:p>
      <text:p text:style-name="Standard"><text:s text:c="26"/>"{" stmtsep </text:p>
      <text:p text:style-name="Standard"><text:s text:c="30"/>;; these stmts can appear in any order </text:p>
      <text:p text:style-name="Standard"><text:s text:c="30"/>[when-stmt stmtsep] </text:p>
      <text:p text:style-name="Standard"><text:s text:c="30"/>*(if-feature-stmt stmtsep) </text:p>
      <text:p text:style-name="Standard"><text:s text:c="30"/>[default-stmt stmtsep] </text:p>
      <text:p text:style-name="Standard"><text:s text:c="30"/>[config-stmt stmtsep] </text:p>
      <text:p text:style-name="Standard"><text:s text:c="30"/>[mandatory-stmt stmtsep] </text:p>
      <text:p text:style-name="Standard"><text:s text:c="30"/>[status-stmt stmtsep] </text:p>
      <text:p text:style-name="Standard"><text:s text:c="30"/>[description-stmt stmtsep] </text:p>
      <text:p text:style-name="Standard"><text:s text:c="30"/>[reference-stmt stmtsep] </text:p>
      <text:p text:style-name="Standard"><text:s text:c="30"/>*((short-case-stmt / case-stmt) stmtsep) </text:p>
      <text:p text:style-name="Standard"><text:s text:c="26"/>"}") </text:p>
      <text:p text:style-name="Standard"/>
      <text:p text:style-name="Standard">short-case-stmt <text:s text:c="7"/>= container-stmt / </text:p>
      <text:p text:style-name="Standard"><text:s text:c="24"/>leaf-stmt / </text:p>
      <text:p text:style-name="Standard"><text:s text:c="25"/>leaf-list-stmt / </text:p>
      <text:p text:style-name="Standard"><text:s text:c="25"/>list-stmt / </text:p>
      <text:p text:style-name="Standard"><text:s text:c="25"/>anyxml-stmt </text:p>
      <text:p text:style-name="Standard"/>
      <text:p text:style-name="Standard">case-stmt <text:s text:c="13"/>= case-keyword sep identifier-arg-str optsep </text:p>
      <text:p text:style-name="Standard"><text:s text:c="25"/>(";" / </text:p>
      <text:p text:style-name="Standard"><text:s text:c="26"/>"{" stmtsep </text:p>
      <text:p text:style-name="Standard"><text:s text:c="30"/>;; these stmts can appear in any order </text:p>
      <text:p text:style-name="Standard"><text:s text:c="30"/>[when-stmt stmtsep] </text:p>
      <text:p text:style-name="Standard"><text:s text:c="30"/>*(if-feature-stmt stmtsep) </text:p>
      <text:p text:style-name="Standard"><text:s text:c="30"/>[status-stmt stmtsep] </text:p>
      <text:p text:style-name="Standard"><text:s text:c="30"/>[description-stmt stmtsep] </text:p>
      <text:p text:style-name="Standard"><text:soft-page-break/><text:s text:c="30"/>[reference-stmt stmtsep] </text:p>
      <text:p text:style-name="Standard"><text:s text:c="30"/>*(case-data-def-stmt stmtsep) </text:p>
      <text:p text:style-name="Standard"><text:s text:c="26"/>"}") </text:p>
      <text:p text:style-name="Standard"/>
      <text:p text:style-name="Standard">anyxml-stmt <text:s text:c="11"/>= anyxml-keyword sep identifier-arg-str optsep </text:p>
      <text:p text:style-name="Standard"><text:s text:c="25"/>(";" / </text:p>
      <text:p text:style-name="Standard"><text:s text:c="26"/>"{" stmtsep </text:p>
      <text:p text:style-name="Standard"><text:s text:c="30"/>;; these stmts can appear in any order </text:p>
      <text:p text:style-name="Standard"><text:s text:c="30"/>[when-stmt stmtsep] </text:p>
      <text:p text:style-name="Standard"><text:s text:c="30"/>*(if-feature-stmt stmtsep) </text:p>
      <text:p text:style-name="Standard"><text:s text:c="30"/>*(must-stmt stmtsep) </text:p>
      <text:p text:style-name="Standard"><text:s text:c="30"/>[config-stmt stmtsep] </text:p>
      <text:p text:style-name="Standard"><text:s text:c="30"/>[mandatory-stmt stmtsep] </text:p>
      <text:p text:style-name="Standard"><text:s text:c="30"/>[status-stmt stmtsep] </text:p>
      <text:p text:style-name="Standard"><text:s text:c="30"/>[description-stmt stmtsep] </text:p>
      <text:p text:style-name="Standard"><text:s text:c="30"/>[reference-stmt stmtsep] </text:p>
      <text:p text:style-name="Standard"><text:s text:c="27"/>"}") </text:p>
      <text:p text:style-name="Standard"/>
      <text:p text:style-name="Standard">uses-stmt <text:s text:c="13"/>= uses-keyword sep identifier-ref-arg-str optsep </text:p>
      <text:p text:style-name="Standard"><text:s text:c="25"/>(";" / </text:p>
      <text:p text:style-name="Standard"><text:s text:c="26"/>"{" stmtsep </text:p>
      <text:p text:style-name="Standard"><text:s text:c="30"/>;; these stmts can appear in any order </text:p>
      <text:p text:style-name="Standard"><text:s text:c="30"/>[when-stmt stmtsep] </text:p>
      <text:p text:style-name="Standard"><text:s text:c="30"/>*(if-feature-stmt stmtsep) </text:p>
      <text:p text:style-name="Standard"><text:s text:c="30"/>[status-stmt stmtsep] </text:p>
      <text:p text:style-name="Standard"><text:s text:c="30"/>[description-stmt stmtsep] </text:p>
      <text:p text:style-name="Standard"><text:s text:c="30"/>[reference-stmt stmtsep] </text:p>
      <text:p text:style-name="Standard"><text:s text:c="30"/>*(refine-stmt stmtsep) </text:p>
      <text:p text:style-name="Standard"><text:s text:c="30"/>*(uses-augment-stmt stmtsep) </text:p>
      <text:p text:style-name="Standard"><text:s text:c="26"/>"}") </text:p>
      <text:p text:style-name="Standard"/>
      <text:p text:style-name="Standard">refine-stmt <text:s text:c="11"/>= refine-keyword sep refine-arg-str optsep </text:p>
      <text:p text:style-name="Standard"><text:s text:c="25"/>(";" / </text:p>
      <text:p text:style-name="Standard"><text:s text:c="26"/>"{" stmtsep </text:p>
      <text:p text:style-name="Standard"><text:s text:c="30"/>(refine-container-stmts / </text:p>
      <text:p text:style-name="Standard"><text:s/></text:p>
      <text:p text:style-name="Standard"><text:s text:c="30"/>refine-leaf-stmts / </text:p>
      <text:p text:style-name="Standard"><text:s text:c="31"/>refine-leaf-list-stmts / </text:p>
      <text:p text:style-name="Standard"><text:s text:c="31"/>refine-list-stmts / </text:p>
      <text:p text:style-name="Standard"><text:s text:c="31"/>refine-choice-stmts / </text:p>
      <text:p text:style-name="Standard"><text:s text:c="31"/>refine-case-stmts / </text:p>
      <text:p text:style-name="Standard"><text:s text:c="31"/>refine-anyxml-stmts) </text:p>
      <text:p text:style-name="Standard"><text:s text:c="26"/>"}") </text:p>
      <text:p text:style-name="Standard"/>
      <text:p text:style-name="Standard">refine-arg-str <text:s text:c="8"/>= &lt; a string which matches the rule </text:p>
      <text:p text:style-name="Standard"><text:s text:c="27"/>refine-arg &gt; </text:p>
      <text:p text:style-name="Standard"><text:soft-page-break/></text:p>
      <text:p text:style-name="Standard">refine-arg <text:s text:c="12"/>= descendant-schema-nodeid </text:p>
      <text:p text:style-name="Standard"/>
      <text:p text:style-name="Standard">refine-container-stmts = ;; these stmts can appear in any order </text:p>
      <text:p text:style-name="Standard"><text:s text:c="25"/>*(must-stmt stmtsep) </text:p>
      <text:p text:style-name="Standard"><text:s text:c="25"/>[presence-stmt stmtsep] </text:p>
      <text:p text:style-name="Standard"><text:s text:c="25"/>[config-stmt stmtsep] </text:p>
      <text:p text:style-name="Standard"><text:s text:c="25"/>[description-stmt stmtsep] </text:p>
      <text:p text:style-name="Standard"><text:s text:c="25"/>[reference-stmt stmtsep] </text:p>
      <text:p text:style-name="Standard"/>
      <text:p text:style-name="Standard">refine-leaf-stmts <text:s text:c="5"/>= ;; these stmts can appear in any order </text:p>
      <text:p text:style-name="Standard"><text:s text:c="25"/>*(must-stmt stmtsep) </text:p>
      <text:p text:style-name="Standard"><text:s text:c="25"/>[default-stmt stmtsep] </text:p>
      <text:p text:style-name="Standard"><text:s text:c="25"/>[config-stmt stmtsep] </text:p>
      <text:p text:style-name="Standard"><text:s text:c="25"/>[mandatory-stmt stmtsep] </text:p>
      <text:p text:style-name="Standard"><text:s text:c="25"/>[description-stmt stmtsep] </text:p>
      <text:p text:style-name="Standard"><text:s text:c="25"/>[reference-stmt stmtsep] </text:p>
      <text:p text:style-name="Standard"/>
      <text:p text:style-name="Standard">refine-leaf-list-stmts = ;; these stmts can appear in any order </text:p>
      <text:p text:style-name="Standard"><text:s text:c="25"/>*(must-stmt stmtsep) </text:p>
      <text:p text:style-name="Standard"><text:s text:c="25"/>[config-stmt stmtsep] </text:p>
      <text:p text:style-name="Standard"><text:s text:c="25"/>[min-elements-stmt stmtsep] </text:p>
      <text:p text:style-name="Standard"><text:s text:c="25"/>[max-elements-stmt stmtsep] </text:p>
      <text:p text:style-name="Standard"><text:s text:c="25"/>[description-stmt stmtsep] </text:p>
      <text:p text:style-name="Standard"><text:s text:c="25"/>[reference-stmt stmtsep] </text:p>
      <text:p text:style-name="Standard"/>
      <text:p text:style-name="Standard">refine-list-stmts <text:s text:c="5"/>= ;; these stmts can appear in any order </text:p>
      <text:p text:style-name="Standard"><text:s text:c="25"/>*(must-stmt stmtsep) </text:p>
      <text:p text:style-name="Standard"><text:s text:c="25"/>[config-stmt stmtsep] </text:p>
      <text:p text:style-name="Standard"><text:s text:c="25"/>[min-elements-stmt stmtsep] </text:p>
      <text:p text:style-name="Standard"><text:s text:c="25"/>[max-elements-stmt stmtsep] </text:p>
      <text:p text:style-name="Standard"><text:s text:c="25"/>[description-stmt stmtsep] </text:p>
      <text:p text:style-name="Standard"><text:s text:c="25"/>[reference-stmt stmtsep] </text:p>
      <text:p text:style-name="Standard"/>
      <text:p text:style-name="Standard">refine-choice-stmts <text:s text:c="3"/>= ;; these stmts can appear in any order </text:p>
      <text:p text:style-name="Standard"><text:s text:c="25"/>[default-stmt stmtsep] </text:p>
      <text:p text:style-name="Standard"><text:s text:c="25"/>[config-stmt stmtsep] </text:p>
      <text:p text:style-name="Standard"><text:s text:c="25"/>[mandatory-stmt stmtsep] </text:p>
      <text:p text:style-name="Standard"><text:s text:c="24"/>[description-stmt stmtsep] </text:p>
      <text:p text:style-name="Standard"><text:s text:c="25"/>[reference-stmt stmtsep] </text:p>
      <text:p text:style-name="Standard"/>
      <text:p text:style-name="Standard">refine-case-stmts <text:s text:c="5"/>= ;; these stmts can appear in any order </text:p>
      <text:p text:style-name="Standard"><text:s text:c="25"/>[description-stmt stmtsep] </text:p>
      <text:p text:style-name="Standard"><text:s text:c="25"/>[reference-stmt stmtsep] </text:p>
      <text:p text:style-name="Standard"/>
      <text:p text:style-name="Standard"/>
      <text:p text:style-name="Standard"><text:soft-page-break/>refine-anyxml-stmts <text:s text:c="3"/>= ;; these stmts can appear in any order </text:p>
      <text:p text:style-name="Standard"><text:s text:c="25"/>[config-stmt stmtsep] </text:p>
      <text:p text:style-name="Standard"><text:s text:c="25"/>[mandatory-stmt stmtsep] </text:p>
      <text:p text:style-name="Standard"><text:s text:c="25"/>[description-stmt stmtsep] </text:p>
      <text:p text:style-name="Standard"><text:s text:c="25"/>[reference-stmt stmtsep] </text:p>
      <text:p text:style-name="Standard"/>
      <text:p text:style-name="Standard">uses-augment-stmt <text:s text:c="5"/>= augment-keyword sep uses-augment-arg-str optsep </text:p>
      <text:p text:style-name="Standard"><text:s text:c="25"/>"{" stmtsep </text:p>
      <text:p text:style-name="Standard"><text:s text:c="29"/>;; these stmts can appear in any order </text:p>
      <text:p text:style-name="Standard"><text:s text:c="29"/>[when-stmt stmtsep] </text:p>
      <text:p text:style-name="Standard"><text:s text:c="29"/>*(if-feature-stmt stmtsep) </text:p>
      <text:p text:style-name="Standard"><text:s text:c="29"/>[status-stmt stmtsep] </text:p>
      <text:p text:style-name="Standard"><text:s text:c="29"/>[description-stmt stmtsep] </text:p>
      <text:p text:style-name="Standard"><text:s text:c="29"/>[reference-stmt stmtsep] </text:p>
      <text:p text:style-name="Standard"><text:s text:c="29"/>1*((data-def-stmt stmtsep) / </text:p>
      <text:p text:style-name="Standard"><text:s text:c="32"/>(case-stmt stmtsep)) </text:p>
      <text:p text:style-name="Standard"><text:s text:c="26"/>"}" </text:p>
      <text:p text:style-name="Standard"/>
      <text:p text:style-name="Standard">uses-augment-arg-str <text:s text:c="2"/>= &lt; a string which matches the rule </text:p>
      <text:p text:style-name="Standard"><text:s text:c="27"/>uses-augment-arg &gt; </text:p>
      <text:p text:style-name="Standard"/>
      <text:p text:style-name="Standard">uses-augment-arg <text:s text:c="6"/>= descendant-schema-nodeid </text:p>
      <text:p text:style-name="Standard"/>
      <text:p text:style-name="Standard">augment-stmt <text:s text:c="10"/>= augment-keyword sep augment-arg-str optsep </text:p>
      <text:p text:style-name="Standard"><text:s text:c="25"/>"{" stmtsep </text:p>
      <text:p text:style-name="Standard"><text:s text:c="29"/>;; these stmts can appear in any order </text:p>
      <text:p text:style-name="Standard"><text:s text:c="29"/>[when-stmt stmtsep] </text:p>
      <text:p text:style-name="Standard"><text:s text:c="29"/>*(if-feature-stmt stmtsep) </text:p>
      <text:p text:style-name="Standard"><text:s text:c="29"/>[status-stmt stmtsep] </text:p>
      <text:p text:style-name="Standard"><text:s text:c="29"/>[description-stmt stmtsep] </text:p>
      <text:p text:style-name="Standard"><text:s text:c="29"/>[reference-stmt stmtsep] </text:p>
      <text:p text:style-name="Standard"><text:s text:c="29"/>1*((data-def-stmt stmtsep) / </text:p>
      <text:p text:style-name="Standard"><text:s text:c="32"/>(case-stmt stmtsep)) </text:p>
      <text:p text:style-name="Standard"><text:s text:c="26"/>"}" </text:p>
      <text:p text:style-name="Standard"/>
      <text:p text:style-name="Standard">augment-arg-str <text:s text:c="7"/>= &lt; a string which matches the rule </text:p>
      <text:p text:style-name="Standard"><text:s text:c="27"/>augment-arg &gt; </text:p>
      <text:p text:style-name="Standard"/>
      <text:p text:style-name="Standard">augment-arg <text:s text:c="11"/>= absolute-schema-nodeid </text:p>
      <text:p text:style-name="Standard"/>
      <text:p text:style-name="Standard"/>
      <text:p text:style-name="P13">TODO: </text:p>
      <text:list text:style-name="L5">
        <text:list-item>
          <text:p text:style-name="P29">There is no check whether <text:s/>identifier is defined in the module (I am not sure that check is requited, but pyang works in that way)</text:p>
        </text:list-item>
        <text:list-item>
          <text:p text:style-name="P29">Such statements are just skipped and not saved yet;</text:p>
        </text:list-item>
      </text:list>
      <text:p text:style-name="P7">unknown-statement <text:s text:c="5"/>= <text:span text:style-name="T11">prefix ":"</text:span> <text:bookmark-start text:name="DDE_LINK33"/>identifier<text:bookmark-end text:name="DDE_LINK33"/> [sep string] optsep </text:p>
      <text:p text:style-name="P7"><text:soft-page-break/><text:s text:c="25"/><text:bookmark-start text:name="DDE_LINK37"/>(";" / "{" *unknown-statement "}") <text:bookmark-end text:name="DDE_LINK37"/></text:p>
      <text:p text:style-name="P7"/>
      <text:p text:style-name="Standard">when-stmt <text:s text:c="13"/>= when-keyword sep string stmtend </text:p>
      <text:p text:style-name="Standard"/>
      <text:p text:style-name="Standard">rpc-stmt <text:s text:c="14"/>= rpc-keyword sep identifier-arg-str optsep </text:p>
      <text:p text:style-name="Standard"><text:s text:c="25"/>(";" / </text:p>
      <text:p text:style-name="Standard"><text:s text:c="26"/>"{" stmtsep </text:p>
      <text:p text:style-name="Standard"><text:s text:c="30"/>;; these stmts can appear in any order </text:p>
      <text:p text:style-name="Standard"><text:s text:c="30"/>*(if-feature-stmt stmtsep) </text:p>
      <text:p text:style-name="Standard"><text:s text:c="30"/>[status-stmt stmtsep] </text:p>
      <text:p text:style-name="Standard"><text:s text:c="30"/>[description-stmt stmtsep] </text:p>
      <text:p text:style-name="Standard"><text:s text:c="30"/>[reference-stmt stmtsep] </text:p>
      <text:p text:style-name="Standard"><text:s text:c="30"/>*((typedef-stmt / </text:p>
      <text:p text:style-name="Standard"><text:s text:c="33"/>grouping-stmt) stmtsep) </text:p>
      <text:p text:style-name="Standard"><text:s text:c="30"/>[input-stmt stmtsep] </text:p>
      <text:p text:style-name="Standard"><text:s text:c="30"/>[output-stmt stmtsep] </text:p>
      <text:p text:style-name="Standard"><text:s text:c="26"/>"}") </text:p>
      <text:p text:style-name="Standard"/>
      <text:p text:style-name="Standard">input-stmt <text:s text:c="12"/>= input-keyword optsep </text:p>
      <text:p text:style-name="Standard"><text:s text:c="25"/>"{" stmtsep </text:p>
      <text:p text:style-name="Standard"><text:s text:c="29"/>;; these stmts can appear in any order </text:p>
      <text:p text:style-name="Standard"><text:s text:c="29"/>*((typedef-stmt / </text:p>
      <text:p text:style-name="Standard"><text:s text:c="32"/>grouping-stmt) stmtsep) </text:p>
      <text:p text:style-name="Standard"><text:s text:c="29"/>1*(data-def-stmt stmtsep) </text:p>
      <text:p text:style-name="Standard"><text:s text:c="25"/>"}" </text:p>
      <text:p text:style-name="Standard"/>
      <text:p text:style-name="Standard">output-stmt <text:s text:c="11"/>= output-keyword optsep </text:p>
      <text:p text:style-name="Standard"><text:s text:c="25"/>"{" stmtsep </text:p>
      <text:p text:style-name="Standard"><text:s text:c="29"/>;; these stmts can appear in any order </text:p>
      <text:p text:style-name="Standard"><text:s text:c="29"/>*((typedef-stmt / </text:p>
      <text:p text:style-name="Standard"><text:s text:c="32"/>grouping-stmt) stmtsep) </text:p>
      <text:p text:style-name="Standard"><text:s text:c="29"/>1*(data-def-stmt stmtsep) </text:p>
      <text:p text:style-name="Standard"><text:s text:c="25"/>"}" </text:p>
      <text:p text:style-name="Standard"/>
      <text:p text:style-name="Standard">notification-stmt <text:s text:c="5"/>= notification-keyword sep </text:p>
      <text:p text:style-name="Standard"><text:s text:c="25"/>identifier-arg-str optsep </text:p>
      <text:p text:style-name="Standard"><text:s text:c="25"/>(";" / </text:p>
      <text:p text:style-name="Standard"><text:s text:c="26"/>"{" stmtsep </text:p>
      <text:p text:style-name="Standard"><text:s text:c="30"/>;; these stmts can appear in any order </text:p>
      <text:p text:style-name="Standard"><text:s text:c="30"/>*(if-feature-stmt stmtsep) </text:p>
      <text:p text:style-name="Standard"><text:s text:c="30"/>[status-stmt stmtsep] </text:p>
      <text:p text:style-name="Standard"><text:s text:c="30"/>[description-stmt stmtsep] </text:p>
      <text:p text:style-name="Standard"><text:s text:c="30"/>[reference-stmt stmtsep] </text:p>
      <text:p text:style-name="Standard"><text:s text:c="30"/>*((typedef-stmt / </text:p>
      <text:p text:style-name="Standard"><text:s text:c="33"/>grouping-stmt) stmtsep) </text:p>
      <text:p text:style-name="Standard"><text:s text:c="30"/>*(data-def-stmt stmtsep) </text:p>
      <text:p text:style-name="Standard"><text:soft-page-break/><text:s text:c="26"/>"}") </text:p>
      <text:p text:style-name="Standard"/>
      <text:p text:style-name="Standard">deviation-stmt <text:s text:c="8"/>= deviation-keyword sep </text:p>
      <text:p text:style-name="Standard"><text:s text:c="25"/>deviation-arg-str optsep </text:p>
      <text:p text:style-name="Standard"><text:s text:c="25"/>"{" stmtsep </text:p>
      <text:p text:style-name="Standard"><text:s text:c="29"/>;; these stmts can appear in any order </text:p>
      <text:p text:style-name="Standard"><text:s text:c="29"/>[description-stmt stmtsep] </text:p>
      <text:p text:style-name="Standard"><text:s text:c="29"/>[reference-stmt stmtsep] </text:p>
      <text:p text:style-name="Standard"><text:s text:c="29"/>(deviate-not-supported-stmt / </text:p>
      <text:p text:style-name="Standard"><text:s text:c="31"/>1*(deviate-add-stmt / </text:p>
      <text:p text:style-name="Standard"><text:s text:c="34"/>deviate-replace-stmt / </text:p>
      <text:p text:style-name="Standard"><text:s text:c="34"/>deviate-delete-stmt)) </text:p>
      <text:p text:style-name="Standard"><text:s text:c="25"/>"}" </text:p>
      <text:p text:style-name="Standard"/>
      <text:p text:style-name="Standard">deviation-arg-str <text:s text:c="5"/>= &lt; a string which matches the rule </text:p>
      <text:p text:style-name="Standard"><text:s text:c="27"/>deviation-arg &gt; </text:p>
      <text:p text:style-name="Standard"/>
      <text:p text:style-name="Standard">deviation-arg <text:s text:c="9"/>= absolute-schema-nodeid </text:p>
      <text:p text:style-name="Standard"/>
      <text:p text:style-name="Standard">deviate-not-supported-stmt = </text:p>
      <text:p text:style-name="Standard"><text:s text:c="25"/>deviate-keyword sep </text:p>
      <text:p text:style-name="Standard"><text:s text:c="25"/>not-supported-keyword optsep </text:p>
      <text:p text:style-name="Standard"><text:s text:c="25"/>(";" / </text:p>
      <text:p text:style-name="Standard"><text:s text:c="26"/>"{" stmtsep </text:p>
      <text:p text:style-name="Standard"><text:s text:c="26"/>"}") </text:p>
      <text:p text:style-name="Standard"/>
      <text:p text:style-name="Standard">deviate-add-stmt <text:s text:c="6"/>= deviate-keyword sep add-keyword optsep </text:p>
      <text:p text:style-name="Standard"><text:s text:c="25"/>(";" / </text:p>
      <text:p text:style-name="Standard"><text:s text:c="26"/>"{" stmtsep </text:p>
      <text:p text:style-name="Standard"><text:s text:c="30"/>[units-stmt stmtsep] </text:p>
      <text:p text:style-name="Standard"><text:s text:c="30"/>*(must-stmt stmtsep) </text:p>
      <text:p text:style-name="Standard"><text:s text:c="30"/>*(unique-stmt stmtsep) </text:p>
      <text:p text:style-name="Standard"><text:s text:c="30"/>[default-stmt stmtsep] </text:p>
      <text:p text:style-name="Standard"><text:s text:c="30"/>[config-stmt stmtsep] </text:p>
      <text:p text:style-name="Standard"><text:s text:c="30"/>[mandatory-stmt stmtsep] </text:p>
      <text:p text:style-name="Standard"><text:s text:c="30"/>[min-elements-stmt stmtsep] </text:p>
      <text:p text:style-name="Standard"><text:s text:c="30"/>[max-elements-stmt stmtsep] </text:p>
      <text:p text:style-name="Standard"><text:s text:c="26"/>"}") </text:p>
      <text:p text:style-name="Standard"/>
      <text:p text:style-name="Standard">deviate-delete-stmt <text:s text:c="3"/>= deviate-keyword sep delete-keyword optsep </text:p>
      <text:p text:style-name="Standard"><text:s text:c="25"/>(";" / </text:p>
      <text:p text:style-name="Standard"><text:s text:c="26"/>"{" stmtsep </text:p>
      <text:p text:style-name="Standard"><text:s text:c="30"/>[units-stmt stmtsep] </text:p>
      <text:p text:style-name="Standard"><text:s text:c="30"/>*(must-stmt stmtsep) </text:p>
      <text:p text:style-name="Standard"><text:s text:c="30"/>*(unique-stmt stmtsep) </text:p>
      <text:p text:style-name="Standard"><text:s text:c="30"/>[default-stmt stmtsep] </text:p>
      <text:p text:style-name="Standard"><text:soft-page-break/><text:s text:c="26"/>"}") </text:p>
      <text:p text:style-name="Standard"/>
      <text:p text:style-name="Standard">deviate-replace-stmt <text:s text:c="2"/>= deviate-keyword sep replace-keyword optsep </text:p>
      <text:p text:style-name="Standard"><text:s text:c="25"/>(";" / </text:p>
      <text:p text:style-name="Standard"><text:s text:c="25"/>"{" stmtsep </text:p>
      <text:p text:style-name="Standard"><text:s text:c="30"/>[type-stmt stmtsep] </text:p>
      <text:p text:style-name="Standard"><text:s text:c="30"/>[units-stmt stmtsep] </text:p>
      <text:p text:style-name="Standard"><text:s text:c="30"/>[default-stmt stmtsep] </text:p>
      <text:p text:style-name="Standard"><text:s text:c="30"/>[config-stmt stmtsep] </text:p>
      <text:p text:style-name="Standard"><text:s text:c="30"/>[mandatory-stmt stmtsep] </text:p>
      <text:p text:style-name="Standard"><text:s text:c="30"/>[min-elements-stmt stmtsep] </text:p>
      <text:p text:style-name="Standard"><text:s text:c="30"/>[max-elements-stmt stmtsep] </text:p>
      <text:p text:style-name="Standard"><text:s text:c="26"/>"}") </text:p>
      <text:p text:style-name="Standard"/>
      <text:p text:style-name="Standard">;; Ranges </text:p>
      <text:p text:style-name="Standard">range-arg-str <text:s text:c="9"/>= &lt; a string which matches the rule </text:p>
      <text:p text:style-name="Standard"><text:s text:c="27"/>range-arg &gt; </text:p>
      <text:p text:style-name="Standard"/>
      <text:p text:style-name="Standard">range-arg <text:s text:c="13"/>= range-part *(optsep "|" optsep range-part) </text:p>
      <text:p text:style-name="Standard"/>
      <text:p text:style-name="Standard">range-part <text:s text:c="12"/>= range-boundary </text:p>
      <text:p text:style-name="Standard"><text:s text:c="25"/>[optsep ".." optsep range-boundary] </text:p>
      <text:p text:style-name="Standard"/>
      <text:p text:style-name="Standard">range-boundary <text:s text:c="8"/>= neginf-keyword / posinf-keyword / </text:p>
      <text:p text:style-name="Standard"><text:s text:c="25"/>min-keyword / max-keyword / </text:p>
      <text:p text:style-name="Standard"><text:s text:c="25"/>decimal-value / float-value </text:p>
      <text:p text:style-name="Standard"/>
      <text:p text:style-name="P12">;; Lengths </text:p>
      <text:p text:style-name="Standard"/>
      <text:p text:style-name="Standard">length-arg-str <text:s text:c="8"/>= &lt; a string which matches the rule </text:p>
      <text:p text:style-name="Standard"><text:s text:c="27"/>length-arg &gt; </text:p>
      <text:p text:style-name="Standard"/>
      <text:p text:style-name="Standard">length-arg <text:s text:c="12"/>= length-part *(optsep "|" optsep length-part) </text:p>
      <text:p text:style-name="Standard"/>
      <text:p text:style-name="Standard">length-part <text:s text:c="11"/>= length-boundary </text:p>
      <text:p text:style-name="Standard"><text:s text:c="25"/>[optsep ".." optsep length-boundary] </text:p>
      <text:p text:style-name="Standard"/>
      <text:p text:style-name="Standard">length-boundary <text:s text:c="7"/>= min-keyword / max-keyword / </text:p>
      <text:p text:style-name="Standard"><text:s text:c="25"/>non-negative-decimal-value </text:p>
      <text:p text:style-name="Standard"><text:s/></text:p>
      <text:p text:style-name="P12">;; Date </text:p>
      <text:p text:style-name="P7">date-arg-str <text:s text:c="10"/>= &lt; a string which matches the rule </text:p>
      <text:p text:style-name="P7"><text:s text:c="27"/>date-arg &gt; </text:p>
      <text:p text:style-name="P7"/>
      <text:p text:style-name="P7">date-arg <text:s text:c="14"/>= 4DIGIT "-" 2DIGIT "-" 2DIGIT </text:p>
      <text:p text:style-name="P15">ISSUE:</text:p>
      <text:p text:style-name="P15"><text:soft-page-break/>1. date validation is not compelete, for example, <text:s text:c="2"/>such date = 2009-02-30 is considered as valid (any month that has less than 32 days is considered as valid);</text:p>
      <text:p text:style-name="Standard"/>
      <text:p text:style-name="P12">;; Schema Node Identifiers </text:p>
      <text:p text:style-name="Standard">schema-nodeid <text:s text:c="9"/>= absolute-schema-nodeid / </text:p>
      <text:p text:style-name="Standard"><text:s text:c="25"/>relative-schema-nodeid </text:p>
      <text:p text:style-name="Standard"/>
      <text:p text:style-name="Standard">absolute-schema-nodeid </text:p>
      <text:p text:style-name="Standard"><text:s text:c="23"/>= 1*("/" node-identifier) </text:p>
      <text:p text:style-name="Standard"/>
      <text:p text:style-name="Standard">relative-schema-nodeid </text:p>
      <text:p text:style-name="Standard"><text:s text:c="23"/>= descendant-schema-nodeid / </text:p>
      <text:p text:style-name="Standard"><text:s text:c="25"/>(("." / "..") "/" </text:p>
      <text:p text:style-name="Standard"><text:s text:c="25"/>*relative-schema-nodeid) </text:p>
      <text:p text:style-name="Standard"/>
      <text:p text:style-name="Standard">descendant-schema-nodeid </text:p>
      <text:p text:style-name="Standard"><text:s text:c="23"/>= node-identifier </text:p>
      <text:p text:style-name="Standard"><text:s text:c="25"/>absolute-schema-nodeid </text:p>
      <text:p text:style-name="Standard"/>
      <text:p text:style-name="Standard">node-identifier <text:s text:c="7"/>= [prefix ":"] identifier </text:p>
      <text:p text:style-name="Standard"/>
      <text:p text:style-name="Standard"/>
      <text:p text:style-name="P12">;; Instance Identifiers </text:p>
      <text:p text:style-name="Standard"/>
      <text:p text:style-name="Standard">instance-identifier-str </text:p>
      <text:p text:style-name="Standard"><text:s text:c="23"/>= &lt; a string which matches the rule </text:p>
      <text:p text:style-name="Standard"><text:s text:c="27"/>instance-identifier &gt; </text:p>
      <text:p text:style-name="Standard"/>
      <text:p text:style-name="Standard">instance-identifier <text:s text:c="3"/>= absolute-instid / relative-instid </text:p>
      <text:p text:style-name="Standard"/>
      <text:p text:style-name="Standard">absolute-instid <text:s text:c="7"/>= 1*("/" (node-identifier *predicate)) </text:p>
      <text:p text:style-name="Standard"/>
      <text:p text:style-name="Standard">relative-instid <text:s text:c="7"/>= descendant-instid / </text:p>
      <text:p text:style-name="Standard"><text:s text:c="25"/>(("." / "..") "/" </text:p>
      <text:p text:style-name="Standard"><text:s text:c="26"/>*relative-instid) </text:p>
      <text:p text:style-name="Standard"/>
      <text:p text:style-name="Standard">descendant-instid <text:s text:c="5"/>= node-identifier *predicate </text:p>
      <text:p text:style-name="Standard"><text:s text:c="25"/>absolute-instid </text:p>
      <text:p text:style-name="Standard"/>
      <text:p text:style-name="Standard">predicate <text:s text:c="13"/>= "[" *WSP predicate-expr *WSP "]" </text:p>
      <text:p text:style-name="Standard"><text:s/></text:p>
      <text:p text:style-name="Standard">predicate-expr <text:s text:c="8"/>= (node-identifier / ".") *WSP "=" *WSP </text:p>
      <text:p text:style-name="Standard"><text:s text:c="25"/>((DQUOTE string DQUOTE) / </text:p>
      <text:p text:style-name="Standard"><text:s text:c="26"/>(SQUOTE string SQUOTE)) </text:p>
      <text:p text:style-name="Standard"/>
      <text:p text:style-name="P12">;; leafref path </text:p>
      <text:p text:style-name="Standard"><text:soft-page-break/>path-arg-str <text:s text:c="10"/>= &lt; a string which matches the rule </text:p>
      <text:p text:style-name="Standard"><text:s text:c="27"/>path-arg &gt; </text:p>
      <text:p text:style-name="Standard"/>
      <text:p text:style-name="Standard">path-arg <text:s text:c="14"/>= absolute-path / relative-path </text:p>
      <text:p text:style-name="Standard"/>
      <text:p text:style-name="Standard">absolute-path <text:s text:c="9"/>= 1*("/" (node-identifier *path-predicate)) </text:p>
      <text:p text:style-name="Standard"/>
      <text:p text:style-name="Standard">relative-path <text:s text:c="9"/>= 1*(".." "/") descendant-path </text:p>
      <text:p text:style-name="Standard"/>
      <text:p text:style-name="Standard">descendant-path <text:s text:c="7"/>= node-identifier </text:p>
      <text:p text:style-name="Standard"><text:s text:c="25"/>[*path-predicate absolute-path] </text:p>
      <text:p text:style-name="Standard"/>
      <text:p text:style-name="Standard">path-predicate <text:s text:c="8"/>= "[" *WSP path-equality-expr *WSP "]" </text:p>
      <text:p text:style-name="Standard"/>
      <text:p text:style-name="Standard">path-equality-expr <text:s text:c="4"/>= node-identifier *WSP "=" *WSP path-key-expr </text:p>
      <text:p text:style-name="Standard"/>
      <text:p text:style-name="Standard">path-key-expr <text:s text:c="9"/>= current-function-invocation *WSP "/" *WSP </text:p>
      <text:p text:style-name="Standard"><text:s text:c="25"/>rel-path-keyexpr </text:p>
      <text:p text:style-name="Standard"/>
      <text:p text:style-name="Standard">rel-path-keyexpr <text:s text:c="6"/>= 1*(".." *WSP "/" *WSP) </text:p>
      <text:p text:style-name="Standard"><text:s text:c="25"/>*(node-identifier *WSP "/" *WSP) </text:p>
      <text:p text:style-name="Standard"><text:s text:c="25"/>node-identifier </text:p>
      <text:p text:style-name="Standard"/>
      <text:p text:style-name="P12">;;; Keywords, using abnfgen's syntax for case-sensitive strings </text:p>
      <text:p text:style-name="Standard"/>
      <text:p text:style-name="P12"><text:bookmark-start text:name="DDE_LINK1"/>;; statment keywords <text:bookmark-end text:name="DDE_LINK1"/></text:p>
      <text:p text:style-name="Standard"><text:span text:style-name="T7">anyxml-keyword <text:s text:c="8"/>= 'anyxml'</text:span> </text:p>
      <text:p text:style-name="P7">argument-keyword <text:s text:c="6"/>= 'argument' </text:p>
      <text:p text:style-name="P7">augment-keyword <text:s text:c="7"/>= 'augment' </text:p>
      <text:p text:style-name="P7"><text:bookmark-start text:name="DDE_LINK69"/>base-keyword <text:s text:c="10"/>= 'base' <text:bookmark-end text:name="DDE_LINK69"/></text:p>
      <text:p text:style-name="P7">belongs-to-keyword <text:s text:c="4"/>= 'belongs-to' </text:p>
      <text:p text:style-name="P7">bit-keyword <text:s text:c="11"/>= 'bit' </text:p>
      <text:p text:style-name="P7">case-keyword <text:s text:c="10"/>= 'case' </text:p>
      <text:p text:style-name="P7">choice-keyword <text:s text:c="8"/>= 'choice' </text:p>
      <text:p text:style-name="P7">config-keyword <text:s text:c="8"/>= 'config' </text:p>
      <text:p text:style-name="P7">contact-keyword <text:s text:c="7"/>= 'contact' </text:p>
      <text:p text:style-name="P7">container-keyword <text:s text:c="5"/>= 'container' </text:p>
      <text:p text:style-name="P7">default-keyword <text:s text:c="7"/>= 'default' </text:p>
      <text:p text:style-name="P7">description-keyword <text:s text:c="3"/>= 'description' </text:p>
      <text:p text:style-name="P7">enum-keyword <text:s text:c="10"/>= 'enum' </text:p>
      <text:p text:style-name="P7">error-app-tag-keyword <text:s/>= 'error-app-tag' </text:p>
      <text:p text:style-name="P7">error-message-keyword <text:s/>= 'error-message' </text:p>
      <text:p text:style-name="P7">extension-keyword <text:s text:c="5"/>= 'extension' </text:p>
      <text:p text:style-name="P7"><text:bookmark-start text:name="DDE_LINK70"/>deviation-keyword <text:s text:c="5"/>= 'deviation' <text:bookmark-end text:name="DDE_LINK70"/></text:p>
      <text:p text:style-name="Standard"><text:bookmark-start text:name="DDE_LINK71"/><text:span text:style-name="T7">deviate-keyword <text:s text:c="7"/>= 'deviate'</text:span><text:bookmark-end text:name="DDE_LINK71"/> </text:p>
      <text:p text:style-name="P7"><text:bookmark-start text:name="DDE_LINK72"/>feature-keyword <text:s text:c="7"/>= 'feature' <text:bookmark-end text:name="DDE_LINK72"/></text:p>
      <text:p text:style-name="P7"><text:soft-page-break/>grouping-keyword <text:s text:c="6"/>= 'grouping' </text:p>
      <text:p text:style-name="P7"><text:bookmark-start text:name="DDE_LINK73"/>identity-keyword <text:s text:c="6"/>= 'identity' <text:bookmark-end text:name="DDE_LINK73"/></text:p>
      <text:p text:style-name="P7"><text:bookmark-start text:name="DDE_LINK74"/>if-feature-keyword<text:bookmark-end text:name="DDE_LINK74"/> <text:s text:c="4"/>= 'if-feature' </text:p>
      <text:p text:style-name="P7">import-keyword <text:s text:c="8"/>= 'import' </text:p>
      <text:p text:style-name="Standard"><text:span text:style-name="T7">include-keyword <text:s text:c="7"/>= 'include'</text:span> </text:p>
      <text:p text:style-name="P7">input-keyword <text:s text:c="9"/>= 'input' </text:p>
      <text:p text:style-name="P7">key-keyword <text:s text:c="11"/>= 'key' </text:p>
      <text:p text:style-name="P7">leaf-keyword <text:s text:c="10"/>= 'leaf' </text:p>
      <text:p text:style-name="P7">leaf-list-keyword <text:s text:c="5"/>= 'leaf-list' </text:p>
      <text:p text:style-name="P7">length-keyword <text:s text:c="8"/>= 'length' </text:p>
      <text:p text:style-name="P7">list-keyword <text:s text:c="10"/>= 'list' </text:p>
      <text:p text:style-name="P7">mandatory-keyword <text:s text:c="5"/>= 'mandatory' </text:p>
      <text:p text:style-name="P7">max-elements-keyword <text:s text:c="2"/>= 'max-elements' </text:p>
      <text:p text:style-name="P7">min-elements-keyword <text:s text:c="2"/>= 'min-elements' </text:p>
      <text:p text:style-name="P7">module-keyword <text:s text:c="8"/>= 'module' </text:p>
      <text:p text:style-name="P7">must-keyword <text:s text:c="10"/>= 'must' </text:p>
      <text:p text:style-name="P7">namespace-keyword <text:s text:c="5"/>= 'namespace' </text:p>
      <text:p text:style-name="P7">notification-keyword <text:s text:c="2"/>= 'notification' </text:p>
      <text:p text:style-name="P7">ordered-by-keyword <text:s text:c="4"/>= 'ordered-by' </text:p>
      <text:p text:style-name="P7">organization-keyword <text:s text:c="2"/>= 'organization' </text:p>
      <text:p text:style-name="P7">output-keyword <text:s text:c="8"/>= 'output' </text:p>
      <text:p text:style-name="P7">path-keyword <text:s text:c="10"/>= 'path' </text:p>
      <text:p text:style-name="P7">pattern-keyword <text:s text:c="7"/>= 'pattern' </text:p>
      <text:p text:style-name="P7"><text:bookmark-start text:name="DDE_LINK75"/>position-keyword <text:s text:c="6"/>= 'position' <text:bookmark-end text:name="DDE_LINK75"/></text:p>
      <text:p text:style-name="P7">prefix-keyword <text:s text:c="8"/>= 'prefix' </text:p>
      <text:p text:style-name="P7"><text:bookmark-start text:name="DDE_LINK76"/>presence-keyword <text:s text:c="6"/>= 'presence' <text:bookmark-end text:name="DDE_LINK76"/></text:p>
      <text:p text:style-name="P7">range-keyword <text:s text:c="9"/>= 'range' </text:p>
      <text:p text:style-name="P7">reference-keyword <text:s text:c="5"/>= 'reference' </text:p>
      <text:p text:style-name="P7"><text:bookmark-start text:name="DDE_LINK77"/>refine-keyword <text:s text:c="8"/>= 'refine' <text:bookmark-end text:name="DDE_LINK77"/></text:p>
      <text:p text:style-name="P7"><text:bookmark-start text:name="DDE_LINK78"/>require-instance-keyword<text:bookmark-end text:name="DDE_LINK78"/> = 'require-instance' </text:p>
      <text:p text:style-name="P7">revision-keyword <text:s text:c="6"/>= 'revision' </text:p>
      <text:p text:style-name="P7">rpc-keyword <text:s text:c="11"/>= 'rpc' </text:p>
      <text:p text:style-name="P7">status-keyword <text:s text:c="8"/>= 'status' </text:p>
      <text:p text:style-name="P7">submodule-keyword <text:s text:c="5"/>= 'submodule' </text:p>
      <text:p text:style-name="P7">type-keyword <text:s text:c="10"/>= 'type' </text:p>
      <text:p text:style-name="P7">typedef-keyword <text:s text:c="7"/>= 'typedef' </text:p>
      <text:p text:style-name="P7">unique-keyword <text:s text:c="8"/>= 'unique' </text:p>
      <text:p text:style-name="P7">units-keyword <text:s text:c="9"/>= 'units' </text:p>
      <text:p text:style-name="P7">uses-keyword <text:s text:c="10"/>= 'uses' </text:p>
      <text:p text:style-name="P7">value-keyword <text:s text:c="9"/>= 'value' </text:p>
      <text:p text:style-name="P7">when-keyword <text:s text:c="10"/>= 'when' </text:p>
      <text:p text:style-name="P7">yang-version-keyword <text:s text:c="2"/>= '<text:bookmark-start text:name="DDE_LINK27"/><text:bookmark-start text:name="DDE_LINK26"/>yang-version<text:bookmark-end text:name="DDE_LINK27"/><text:bookmark-end text:name="DDE_LINK26"/>' </text:p>
      <text:p text:style-name="P7"><text:bookmark-start text:name="DDE_LINK79"/>yin-element-keyword <text:s text:c="3"/>= 'yin-element' <text:bookmark-end text:name="DDE_LINK79"/></text:p>
      <text:p text:style-name="Standard"/>
      <text:p text:style-name="P12">;; other keywords </text:p>
      <text:p text:style-name="Standard">add-keyword <text:s text:c="11"/>= 'add' </text:p>
      <text:p text:style-name="P7"><text:soft-page-break/>current-keyword <text:s text:c="7"/>= 'current' </text:p>
      <text:p text:style-name="Standard">delete-keyword <text:s text:c="8"/>= 'delete' </text:p>
      <text:p text:style-name="P7">deprecated-keyword <text:s text:c="4"/>= '<text:span text:style-name="T8">deprecated</text:span>' </text:p>
      <text:p text:style-name="Standard"><text:span text:style-name="T7">false-keyword <text:s text:c="9"/>= 'false'</text:span> </text:p>
      <text:p text:style-name="Standard">max-keyword <text:s text:c="11"/>= 'max' </text:p>
      <text:p text:style-name="Standard">min-keyword <text:s text:c="11"/>= 'min' </text:p>
      <text:p text:style-name="Standard">nan-keyword <text:s text:c="11"/>= 'NaN' </text:p>
      <text:p text:style-name="Standard">neginf-keyword <text:s text:c="8"/>= '-INF' </text:p>
      <text:p text:style-name="Standard">not-supported-keyword <text:s/>= 'not-supported' </text:p>
      <text:p text:style-name="P7">obsolete-keyword <text:s text:c="6"/>= 'obsolete' </text:p>
      <text:p text:style-name="Standard">posinf-keyword <text:s text:c="8"/>= 'INF' </text:p>
      <text:p text:style-name="Standard">replace-keyword <text:s text:c="7"/>= 'replace' </text:p>
      <text:p text:style-name="Standard">system-keyword <text:s text:c="8"/>= 'system' </text:p>
      <text:p text:style-name="P7">true-keyword <text:s text:c="10"/>= 'true' </text:p>
      <text:p text:style-name="Standard">unbounded-keyword <text:s text:c="5"/>= 'unbounded' </text:p>
      <text:p text:style-name="Standard">user-keyword <text:s text:c="10"/>= 'user' </text:p>
      <text:p text:style-name="Standard"/>
      <text:p text:style-name="Standard">current-function-invocation = current-keyword *WSP "(" *WSP ")" </text:p>
      <text:p text:style-name="Standard"/>
      <text:p text:style-name="P12">;; Basic Rules </text:p>
      <text:p text:style-name="Standard"/>
      <text:p text:style-name="P7">prefix-arg-str <text:s text:c="8"/>= &lt; a string which matches the rule </text:p>
      <text:p text:style-name="P7"><text:s text:c="27"/>prefix-arg &gt; </text:p>
      <text:p text:style-name="P7"/>
      <text:p text:style-name="P7">prefix-arg <text:s text:c="12"/>= prefix </text:p>
      <text:p text:style-name="P7"/>
      <text:p text:style-name="P7">prefix <text:s text:c="16"/>= identifier </text:p>
      <text:p text:style-name="P7"/>
      <text:p text:style-name="P7">identifier-arg-str <text:s text:c="4"/>= &lt; a string which matches the rule </text:p>
      <text:p text:style-name="P7"><text:s text:c="27"/>identifier-arg &gt; </text:p>
      <text:p text:style-name="Standard"/>
      <text:p text:style-name="P7">identifier-arg <text:s text:c="8"/>= identifier </text:p>
      <text:p text:style-name="Standard"/>
      <text:p text:style-name="P7"><text:bookmark-start text:name="DDE_LINK18"/>identifier <text:s text:c="12"/>= (ALPHA / "_") </text:p>
      <text:p text:style-name="P7"><text:s text:c="25"/>*(ALPHA / DIGIT / "_" / "-" / ".") </text:p>
      <text:p text:style-name="P7"><text:bookmark-end text:name="DDE_LINK18"/></text:p>
      <text:p text:style-name="P14">identifier-ref-arg-str = &lt; a string which matches the rule </text:p>
      <text:p text:style-name="P14"><text:s text:c="27"/>identifier-ref-arg &gt; </text:p>
      <text:p text:style-name="Standard"><text:s/></text:p>
      <text:p text:style-name="Standard">identifier-ref-arg <text:s text:c="4"/>= [prefix ":"] identifier </text:p>
      <text:p text:style-name="Standard"/>
      <text:p text:style-name="P7">string <text:s text:c="16"/>= &lt; an unquoted string as returned by </text:p>
      <text:p text:style-name="P7"><text:s text:c="27"/>the scanner &gt; </text:p>
      <text:p text:style-name="P7"/>
      <text:p text:style-name="Standard">decimal-value <text:s text:c="9"/>= ("-" non-negative-decimal-value) <text:s/>/ </text:p>
      <text:p text:style-name="Standard"><text:s text:c="26"/>non-negative-decimal-value </text:p>
      <text:p text:style-name="Standard"><text:soft-page-break/></text:p>
      <text:p text:style-name="Standard">non-negative-decimal-value = "0" / positive-decimal-value </text:p>
      <text:p text:style-name="Standard"/>
      <text:p text:style-name="Standard">positive-decimal-value = (non-zero-digit *DIGIT) </text:p>
      <text:p text:style-name="Standard"/>
      <text:p text:style-name="Standard">zero-decimal-value <text:s text:c="4"/>= 1*DIGIT </text:p>
      <text:p text:style-name="Standard"/>
      <text:p text:style-name="P7"><text:bookmark-start text:name="DDE_LINK16"/><text:bookmark-start text:name="DDE_LINK32"/>stmtend<text:bookmark-end text:name="DDE_LINK32"/> <text:s text:c="15"/>= ";" / "{" *<text:bookmark-start text:name="DDE_LINK36"/><text:bookmark-start text:name="DDE_LINK31"/>unknown-statement<text:bookmark-end text:name="DDE_LINK31"/> <text:bookmark-end text:name="DDE_LINK36"/>"}" <text:bookmark-end text:name="DDE_LINK16"/></text:p>
      <text:p text:style-name="Standard"/>
      <text:p text:style-name="P7"><text:bookmark-start text:name="DDE_LINK13"/><text:bookmark-start text:name="DDE_LINK14"/>sep <text:s text:c="19"/>= 1*(WSP / line-break) </text:p>
      <text:p text:style-name="P7"><text:bookmark-end text:name="DDE_LINK14"/><text:s text:c="25"/>; unconditional separator </text:p>
      <text:p text:style-name="P7"><text:bookmark-end text:name="DDE_LINK13"/></text:p>
      <text:p text:style-name="P7"><text:bookmark-start text:name="DDE_LINK12"/>optsep <text:s text:c="16"/>= *(WSP / line-break) <text:bookmark-end text:name="DDE_LINK12"/></text:p>
      <text:p text:style-name="P7"><text:bookmark-start text:name="DDE_LINK15"/>stmtsep <text:s text:c="15"/>= *(WSP / line-break <text:bookmark-end text:name="DDE_LINK15"/>/ <text:bookmark-start text:name="DDE_LINK34"/>unknown-statement<text:bookmark-end text:name="DDE_LINK34"/><text:tab/>) </text:p>
      <text:p text:style-name="P14"/>
      <text:p text:style-name="P7"><text:bookmark-start text:name="DDE_LINK11"/>line-break <text:s text:c="12"/>= CRLF / LF <text:bookmark-end text:name="DDE_LINK11"/></text:p>
      <text:p text:style-name="Standard"/>
      <text:p text:style-name="Standard">non-zero-digit <text:s text:c="8"/>= %x31-39 </text:p>
      <text:p text:style-name="Standard"/>
      <text:p text:style-name="Standard">float-value <text:s text:c="11"/>= neginf-keyword / </text:p>
      <text:p text:style-name="Standard"><text:s text:c="25"/>posinf-keyword / </text:p>
      <text:p text:style-name="Standard"><text:s text:c="25"/>nan-keyword / </text:p>
      <text:p text:style-name="Standard"><text:s text:c="25"/>decimal-value "." zero-decimal-value </text:p>
      <text:p text:style-name="Standard"><text:s text:c="28"/>*1("E" ("+"/"-") zero-decimal-value) </text:p>
      <text:p text:style-name="Standard"/>
      <text:p text:style-name="P7">SQUOTE <text:s text:c="16"/>= %x27 </text:p>
      <text:p text:style-name="P7"><text:s text:c="25"/>; ' (Single Quote) </text:p>
      <text:p text:style-name="P7"/>
      <text:p text:style-name="P12">;; </text:p>
      <text:p text:style-name="P12">;;<text:bookmark-start text:name="DDE_LINK6"/> <text:bookmark-start text:name="DDE_LINK7"/>RFC 4234 core rules. <text:bookmark-end text:name="DDE_LINK6"/><text:bookmark-end text:name="DDE_LINK7"/></text:p>
      <text:p text:style-name="P12">;; </text:p>
      <text:p text:style-name="P12"/>
      <text:p text:style-name="P7"><text:bookmark-start text:name="DDE_LINK8"/><text:bookmark-start text:name="DDE_LINK4"/>ALPHA <text:s text:c="17"/>= %x41-5A / %x61-7A </text:p>
      <text:p text:style-name="P7"><text:s text:c="25"/>; A-Z / a-z </text:p>
      <text:p text:style-name="P7"><text:bookmark-end text:name="DDE_LINK8"/><text:bookmark-end text:name="DDE_LINK4"/></text:p>
      <text:p text:style-name="P7"><text:bookmark-start text:name="DDE_LINK5"/>CR <text:s text:c="20"/>= %x0D <text:bookmark-end text:name="DDE_LINK5"/></text:p>
      <text:p text:style-name="P7"><text:s text:c="25"/>; carriage return </text:p>
      <text:p text:style-name="P7"/>
      <text:p text:style-name="P7"><text:bookmark-start text:name="DDE_LINK10"/>CRLF <text:s text:c="18"/>= CR LF<text:bookmark-end text:name="DDE_LINK10"/> </text:p>
      <text:p text:style-name="P7"><text:s text:c="25"/>; Internet standard newline </text:p>
      <text:p text:style-name="P7"/>
      <text:p text:style-name="P7"><text:bookmark-start text:name="DDE_LINK17"/>DIGIT <text:s text:c="17"/>= %x30-39 </text:p>
      <text:p text:style-name="P7"><text:s text:c="25"/>; 0-9 </text:p>
      <text:p text:style-name="P7"><text:bookmark-end text:name="DDE_LINK17"/></text:p>
      <text:p text:style-name="P7">DQUOTE <text:s text:c="16"/>= %x22 </text:p>
      <text:p text:style-name="P7"><text:s text:c="25"/>; " (Double Quote) </text:p>
      <text:p text:style-name="P7"><text:soft-page-break/></text:p>
      <text:p text:style-name="Standard">HEXDIG <text:s text:c="16"/>= DIGIT / </text:p>
      <text:p text:style-name="Standard"><text:s text:c="25"/>%x61 / %x62 / %x63 / %x64 / %x65 / %x66 </text:p>
      <text:p text:style-name="Standard"><text:s text:c="25"/>; only lower-case a..f </text:p>
      <text:p text:style-name="Standard"/>
      <text:p text:style-name="P7">HTAB <text:s text:c="18"/>= %x09 </text:p>
      <text:p text:style-name="P7"><text:s text:c="25"/>; horizontal tab </text:p>
      <text:p text:style-name="P7"/>
      <text:p text:style-name="P7"><text:bookmark-start text:name="DDE_LINK9"/>LF <text:s text:c="20"/>= %x0A </text:p>
      <text:p text:style-name="P7"><text:s text:c="25"/>; linefeed </text:p>
      <text:p text:style-name="P7"><text:bookmark-end text:name="DDE_LINK9"/></text:p>
      <text:p text:style-name="P7">SP <text:s text:c="20"/>= %x20 </text:p>
      <text:p text:style-name="P7"><text:s text:c="25"/>; space </text:p>
      <text:p text:style-name="P7"/>
      <text:p text:style-name="P7">VCHAR <text:s text:c="17"/>= %x<text:bookmark-start text:name="DDE_LINK2"/>21<text:bookmark-end text:name="DDE_LINK2"/>-<text:bookmark-start text:name="DDE_LINK3"/>7E <text:bookmark-end text:name="DDE_LINK3"/></text:p>
      <text:p text:style-name="P7"><text:s text:c="24"/>; visible (printing) characters </text:p>
      <text:p text:style-name="P13">NOTE: in our code it is defined as 0x21-0xFF</text:p>
      <text:p text:style-name="P7"/>
      <text:p text:style-name="P7">WSP <text:s text:c="19"/>= SP / HTAB </text:p>
      <text:p text:style-name="P7"><text:s text:c="25"/>; white space </text:p>
      <text:p text:style-name="P1"/>
      <text:p text:style-name="P1">;; <text:s/>Built-in types</text:p>
      <text:p text:style-name="P8"><text:s/>+---------------------+-------------+-------------------------------+</text:p>
      <text:p text:style-name="P8"><text:s text:c="3"/>| Name <text:s text:c="15"/><text:tab/>| Type <text:s text:c="7"/><text:tab/>| Description <text:s text:c="18"/><text:tab/>|</text:p>
      <text:p text:style-name="P8"><text:s text:c="3"/>+---------------------+-------------+-------------------------------+</text:p>
      <text:p text:style-name="P10"><text:s text:c="3"/>| binary <text:s text:c="13"/><text:tab/>| Text <text:s text:c="7"/><text:tab/>| Any binary data <text:s text:c="14"/><text:tab/>|</text:p>
      <text:p text:style-name="P10"><text:s text:c="3"/>| bits <text:s text:c="15"/><text:tab/>| Text/Number | A set of bits or flags <text:s text:c="7"/><text:tab/>|</text:p>
      <text:p text:style-name="P10"><text:s text:c="3"/>| boolean <text:s text:c="12"/><text:tab/>| Text <text:s text:c="7"/><text:tab/>| "true" or "false" <text:s text:c="12"/><text:tab/>|</text:p>
      <text:p text:style-name="P10"><text:s text:c="3"/>| empty <text:s text:c="14"/><text:tab/>| Empty <text:s text:c="6"/><text:tab/>| A leaf that does not have an |</text:p>
      <text:p text:style-name="P10"><text:s text:c="3"/>| <text:s text:c="20"/><text:tab/>| <text:s text:c="12"/><text:tab/>| value <text:s text:c="24"/><text:tab/><text:tab/>|</text:p>
      <text:p text:style-name="P10"><text:s text:c="3"/>| enumeration <text:s text:c="8"/><text:tab/>| Text/Number | Enumerated strings with <text:s text:c="5"/>|</text:p>
      <text:p text:style-name="P10"><text:s text:c="3"/>| <text:s text:c="20"/><text:tab/>| <text:s text:c="12"/><text:tab/>| associated numeric values <text:s text:c="3"/>|</text:p>
      <text:p text:style-name="P10"><text:s text:c="3"/>| float32 <text:s text:c="12"/><text:tab/>| Number <text:s text:c="5"/><text:tab/>| 32-bit IEEE floating point <text:s text:c="3"/>|</text:p>
      <text:p text:style-name="P10"><text:s text:c="3"/>| <text:s text:c="20"/><text:tab/>| <text:s text:c="12"/><text:tab/>| real number <text:s text:c="18"/><text:tab/> |</text:p>
      <text:p text:style-name="P10"><text:s text:c="3"/>| float64 <text:s text:c="12"/><text:tab/>| Number <text:s text:c="5"/><text:tab/>| 64-bit IEEE floating point <text:s text:c="3"/>|</text:p>
      <text:p text:style-name="P10"><text:s text:c="3"/>| <text:s text:c="20"/><text:tab/>| <text:s text:c="12"/><text:tab/>| real number <text:s text:c="18"/><text:tab/> |</text:p>
      <text:p text:style-name="P8"><text:s text:c="3"/>| identityref <text:s text:c="8"/><text:tab/>| Text <text:s text:c="7"/><text:tab/>| A reference to an abstract <text:s text:c="5"/>|</text:p>
      <text:p text:style-name="P8"><text:s text:c="3"/>| <text:s text:c="20"/><text:tab/>| <text:s text:c="12"/><text:tab/>| identity <text:s text:c="21"/><text:tab/> | </text:p>
      <text:p text:style-name="P8"><text:s text:c="3"/>| instance-identifier <text:tab/>| Text <text:s text:c="7"/><text:tab/>| References a data tree node <text:s text:c="2"/>|</text:p>
      <text:p text:style-name="P10"><text:s text:c="3"/>| int8 <text:s text:c="15"/><text:tab/>| Number <text:s text:c="5"/><text:tab/>| 8-bit signed integer <text:s text:c="9"/><text:tab/> |</text:p>
      <text:p text:style-name="P10"><text:s text:c="3"/>| int16 <text:s text:c="14"/><text:tab/>| Number <text:s text:c="5"/><text:tab/>| 16-bit signed integer <text:s text:c="8"/><text:tab/> |</text:p>
      <text:p text:style-name="P10"><text:s text:c="3"/>| int32 <text:s text:c="14"/><text:tab/>| Number <text:s text:c="5"/><text:tab/>| 32-bit signed integer <text:s text:c="8"/><text:tab/> |</text:p>
      <text:p text:style-name="P10"><text:s text:c="3"/>| int64 <text:s text:c="14"/><text:tab/>| Number <text:s text:c="5"/><text:tab/>| 64-bit signed integer <text:s text:c="8"/><text:tab/>|</text:p>
      <text:p text:style-name="P10"><text:s text:c="3"/>| leafref <text:s text:c="12"/><text:tab/>| Text/Number | A reference to a leaf <text:s text:c="8"/><text:tab/>|</text:p>
      <text:p text:style-name="P10"><text:s text:c="3"/>| <text:s text:c="20"/><text:tab/>| <text:s text:c="12"/><text:tab/>| instance <text:s text:c="21"/><text:tab/>|</text:p>
      <text:p text:style-name="P10"><text:s text:c="3"/>| string <text:s text:c="13"/><text:tab/>| Text <text:s text:c="7"/><text:tab/>| Human readable string <text:s text:c="8"/>|</text:p>
      <text:p text:style-name="P10"><text:soft-page-break/><text:s text:c="3"/>| uint8 <text:s text:c="14"/><text:tab/>| Number <text:s text:c="5"/><text:tab/>| 8-bit unsigned integer <text:s text:c="7"/><text:tab/>|</text:p>
      <text:p text:style-name="P10"><text:s text:c="3"/>| uint16 <text:s text:c="13"/><text:tab/>| Number <text:s text:c="5"/><text:tab/>| 16-bit unsigned integer <text:s text:c="6"/><text:tab/>|</text:p>
      <text:p text:style-name="P10"><text:s text:c="3"/>| uint32 <text:s text:c="13"/><text:tab/>| Number <text:s text:c="5"/><text:tab/>| 32-bit unsigned integer <text:s text:c="6"/><text:tab/>|</text:p>
      <text:p text:style-name="P10"><text:s text:c="3"/>| uint64 <text:s text:c="13"/><text:tab/>| Number <text:s text:c="5"/><text:tab/>| 64-bit unsigned integer <text:s text:c="6"/><text:tab/>|</text:p>
      <text:p text:style-name="P8"><text:s text:c="3"/>| union <text:s text:c="14"/><text:tab/>| Text/Number | Choice of member types <text:s text:c="7"/>|</text:p>
      <text:p text:style-name="P8"><text:s text:c="3"/>+---------------------+-------------+-------------------------------+</text:p>
      <text:p text:style-name="P1"/>
      <text:p text:style-name="P1"/>
      <text:p text:style-name="P1">Final report:</text:p>
      <text:list text:style-name="L6">
        <text:list-item>
          <text:p text:style-name="P26">lexical analyser (quoting);</text:p>
        </text:list-item>
      </text:list>
      <text:p text:style-name="P8"/>
      <text:p text:style-name="P1">Datastructures:</text:p>
      <text:p text:style-name="P8">Common fields for all YANG nodes (DECLARATON_TYPE, VALUE are also included):</text:p>
      <text:list text:style-name="L7">
        <text:list-item>
          <text:p text:style-name="P30">config</text:p>
          <text:p text:style-name="P27">If "config" is not specified, the default is the same as the parent node's (in the data model) "config" value. <text:s/>If the top node does not specify a "config" statement, the default is "true". </text:p>
        </text:list-item>
        <text:list-item>
          <text:p text:style-name="P30">status</text:p>
          <text:p text:style-name="P27">If no status is specified, the default is "current". </text:p>
        </text:list-item>
        <text:list-item>
          <text:p text:style-name="P30">description;</text:p>
        </text:list-item>
        <text:list-item>
          <text:p text:style-name="P30">reference;</text:p>
        </text:list-item>
      </text:list>
      <text:p text:style-name="P1"/>
      <text:p text:style-name="P1">Semantic validation:</text:p>
      <text:list text:style-name="L8">
        <text:list-item>
          <text:p text:style-name="P28">If a node has "config" "false", no node underneath it can have "config" set to "true".</text:p>
        </text:list-item>
        <text:list-item>
          <text:p text:style-name="P28">If a definition is "current", it MUST NOT reference a "deprecated" or <text:s/>"obsolete" definition within the same module. </text:p>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Nimbus Roman No9 L1" fo:font-size="12pt" fo:language="en" fo:country="US"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Absatz-Standardschriftar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Siarhei Kuryla</meta:initial-creator>
    <meta:creation-date>2009-02-26T13:31:16</meta:creation-date>
    <dc:creator>Siarhei Kuryla</dc:creator>
    <dc:date>2009-03-29T20:56:39</dc:date>
    <meta:editing-cycles>316</meta:editing-cycles>
    <meta:editing-duration>P3DT6H7M8S</meta:editing-duration>
    <meta:user-defined meta:name="Info 1"/>
    <meta:user-defined meta:name="Info 2"/>
    <meta:user-defined meta:name="Info 3"/>
    <meta:user-defined meta:name="Info 4"/>
    <meta:document-statistic meta:table-count="0" meta:image-count="0" meta:object-count="0" meta:page-count="25" meta:paragraph-count="888" meta:word-count="4024" meta:character-count="45613"/>
  </office:meta>
</office:document-meta>
</file>